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38cm" fo:min-width="3.944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97cm" fo:min-width="1.745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38cm" fo:min-width="4.58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1.339cm" fo:min-width="29.663cm"/>
      <style:paragraph-properties style:writing-mode="lr-tb"/>
    </style:style>
    <style:style style:name="gr6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5.147cm" fo:min-width="13.788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656cm" fo:min-width="3.945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97cm" fo:min-width="2.42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546cm" fo:min-width="2.194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3cm" fo:min-width="1.666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167cm" fo:min-width="3.415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53cm" fo:min-width="1.479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953cm" fo:min-width="1.48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952cm" fo:min-width="1.479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353cm" fo:min-width="2.073cm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097cm" fo:min-width="1.521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546cm" fo:min-width="2.868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73cm" fo:min-width="1.745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771cm" fo:min-width="2.643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322cm" fo:min-width="2.419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353cm" fo:min-width="1.479cm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772cm" fo:min-width="1.745cm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097cm" fo:min-width="3.318cm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097cm" fo:min-width="2.869cm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546cm" fo:min-width="1.745cm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097cm" fo:min-width="1.97cm"/>
      <style:paragraph-properties style:writing-mode="lr-tb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0.47cm"/>
      <style:paragraph-properties style:writing-mode="lr-tb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0.453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112cm" fo:min-width="1.542cm"/>
      <style:paragraph-properties style:writing-mode="lr-tb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1.338cm" fo:min-width="1.882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1.972cm" fo:min-width="4.58cm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.862cm" fo:min-width="1.088cm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1.02cm" fo:min-width="1.723cm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.02cm" fo:min-width="1.088cm"/>
      <style:paragraph-properties style:writing-mode="lr-tb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0.453cm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1.336cm" fo:min-width="1.406cm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.973cm" fo:min-width="2.834cm"/>
    </style:style>
    <style:style style:name="gr41" style:family="graphic" style:parent-style-name="standard" style:list-style-name="L1">
      <style:graphic-properties draw:fill-color="#ffffff" draw:textarea-horizontal-align="justify" draw:textarea-vertical-align="middle" draw:auto-grow-height="false" fo:min-height="1.656cm" fo:min-width="2.359cm"/>
      <style:paragraph-properties style:writing-mode="lr-tb"/>
    </style:style>
    <style:style style:name="gr42" style:family="graphic" style:parent-style-name="standard" style:list-style-name="L1">
      <style:graphic-properties draw:fill-color="#ffffff" draw:textarea-horizontal-align="justify" draw:textarea-vertical-align="middle" draw:auto-grow-height="false" fo:min-height="1.656cm" fo:min-width="2.359cm"/>
      <style:paragraph-properties style:writing-mode="lr-tb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1.338cm" fo:min-width="1.723cm"/>
    </style:style>
    <style:style style:name="gr44" style:family="graphic" style:parent-style-name="standard" style:list-style-name="L1">
      <style:graphic-properties draw:fill-color="#ffffff" draw:textarea-horizontal-align="justify" draw:textarea-vertical-align="middle" draw:auto-grow-height="false" fo:min-height="1.112cm" fo:min-width="1.406cm"/>
      <style:paragraph-properties style:writing-mode="lr-tb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9.97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end" style:writing-mode="lr-tb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text-align="center" style:writing-mode="lr-tb"/>
      <style:text-properties fo:font-size="20pt" fo:font-weight="bold" style:font-weight-asian="bold" style:font-weight-complex="bold"/>
    </style:style>
    <style:style style:name="P11" style:family="paragraph">
      <loext:graphic-properties draw:fill-color="#ffffff"/>
      <style:paragraph-properties fo:text-align="center" style:writing-mode="lr-tb"/>
      <style:text-properties fo:font-size="20pt" fo:font-weight="bold" style:font-weight-asian="bold" style:font-weight-complex="bold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00a933" loext:opacity="100%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ff0000" loext:opacity="100%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4cm" svg:height="1.588cm" svg:x="18.462cm" svg:y="34.337cm">
          <text:p text:style-name="P1">Cart List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175cm" svg:height="1.905cm" svg:x="18.779cm" svg:y="31.326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175cm" svg:height="1.905cm" svg:x="24.811cm" svg:y="33.702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175cm" svg:height="1.905cm" svg:x="20.684cm" svg:y="37.83cm">
          <text:p text:style-name="P1">Product</text:p>
          <text:p text:style-name="P1">amou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0.367cm" svg:y1="33.231cm" svg:x2="20.684cm" svg:y2="34.337cm" draw:start-shape="id1" draw:start-glue-point="8" draw:end-shape="id2" draw:end-glue-point="0" svg:d="M20367 33231v553h317v553" svg:viewBox="0 0 318 1107">
          <text:p/>
        </draw:connector>
        <draw:connector draw:style-name="gr3" draw:text-style-name="P3" draw:layer="layout" svg:x1="24.811cm" svg:y1="34.654cm" svg:x2="22.906cm" svg:y2="35.131cm" draw:start-shape="id3" draw:end-shape="id2" svg:d="M24811 34654h-953v477h-952" svg:viewBox="0 0 1906 478">
          <text:p/>
        </draw:connector>
        <draw:connector draw:style-name="gr3" draw:text-style-name="P3" draw:layer="layout" svg:x1="22.271cm" svg:y1="37.83cm" svg:x2="20.684cm" svg:y2="35.825cm" draw:start-shape="id4" draw:start-glue-point="0" svg:d="M22271 37830v-1253h-1587v-752" svg:viewBox="0 0 1588 2006">
          <text:p/>
        </draw:connector>
        <draw:custom-shape draw:style-name="gr1" draw:text-style-name="P2" xml:id="id6" draw:id="id6" draw:layer="layout" svg:width="4.444cm" svg:height="1.588cm" svg:x="7.667cm" svg:y="26.399cm">
          <text:p text:style-name="P1">Comment </text:p>
          <text:p text:style-name="P1">verified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175cm" svg:height="1.905cm" svg:x="8.302cm" svg:y="30.844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3.175cm" svg:height="1.905cm" svg:x="12.747cm" svg:y="29.257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3.175cm" svg:height="1.905cm" svg:x="3.54cm" svg:y="23.859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905cm" svg:x="2.905cm" svg:y="29.574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175cm" svg:height="1.905cm" svg:x="2.905cm" svg:y="29.574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3.175cm" svg:height="1.905cm" svg:x="11.16cm" svg:y="21.637cm">
          <text:p text:style-name="P1">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6.08cm" svg:y1="30.526cm" svg:x2="7.667cm" svg:y2="27.193cm" draw:start-shape="id5" draw:end-shape="id6" svg:d="M6080 30526h794v-3333h793" svg:viewBox="0 0 1588 3334">
          <text:p/>
        </draw:connector>
        <draw:connector draw:style-name="gr3" draw:text-style-name="P3" draw:layer="layout" svg:x1="5.127cm" svg:y1="25.764cm" svg:x2="7.667cm" svg:y2="27.193cm" draw:start-shape="id7" draw:end-shape="id6" draw:end-glue-point="3" svg:d="M5127 25764v1429h2540" svg:viewBox="0 0 2541 1430">
          <text:p/>
        </draw:connector>
        <draw:connector draw:style-name="gr3" draw:text-style-name="P3" draw:layer="layout" svg:x1="9.889cm" svg:y1="30.844cm" svg:x2="9.889cm" svg:y2="27.987cm" draw:start-shape="id8" draw:end-shape="id6" svg:d="M9889 30844v-2857" svg:viewBox="0 0 1 2858">
          <text:p/>
        </draw:connector>
        <draw:connector draw:style-name="gr3" draw:text-style-name="P3" draw:layer="layout" svg:x1="14.334cm" svg:y1="29.257cm" svg:x2="9.889cm" svg:y2="27.987cm" draw:start-shape="id9" draw:end-shape="id6" svg:d="M14334 29257v-635h-4445v-635" svg:viewBox="0 0 4446 1271">
          <text:p/>
        </draw:connector>
        <draw:connector draw:style-name="gr3" draw:text-style-name="P3" draw:layer="layout" svg:x1="12.747cm" svg:y1="23.542cm" svg:x2="9.889cm" svg:y2="26.399cm" draw:start-shape="id10" draw:end-shape="id6" svg:d="M12747 23542v1429h-2858v1428" svg:viewBox="0 0 2859 2858">
          <text:p/>
        </draw:connector>
        <draw:custom-shape draw:style-name="gr2" draw:text-style-name="P2" xml:id="id11" draw:id="id11" draw:layer="layout" svg:width="3.175cm" svg:height="1.905cm" svg:x="14.652cm" svg:y="24.03cm">
          <text:p text:style-name="P1">Status</text:p>
          <text:p text:style-name="P1">sugges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2.111cm" svg:y1="27.193cm" svg:x2="14.652cm" svg:y2="24.983cm" draw:start-shape="id6" draw:end-shape="id11" draw:end-glue-point="6" svg:d="M12111 27193h1270v-2210h1271" svg:viewBox="0 0 2542 2211">
          <text:p/>
        </draw:connector>
        <draw:custom-shape draw:style-name="gr4" draw:text-style-name="P2" xml:id="id13" draw:id="id13" draw:layer="layout" svg:width="5.08cm" svg:height="1.588cm" svg:x="35.29cm" svg:y="34.338cm">
          <text:p text:style-name="P1">Ticket</text:p>
          <text:p text:style-name="P1">Messags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3.175cm" svg:height="1.905cm" svg:x="34.337cm" svg:y="37.195cm">
          <text:p text:style-name="P1">Ticke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3.175cm" svg:height="1.905cm" svg:x="38.465cm" svg:y="37.195cm">
          <text:p text:style-name="P1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3.175cm" svg:height="1.905cm" svg:x="41.64cm" svg:y="33.703cm">
          <text:p text:style-name="P1">Sender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3.175cm" svg:height="1.905cm" svg:x="34.02cm" svg:y="31.48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37.195cm" svg:y1="32.433cm" svg:x2="37.83cm" svg:y2="34.338cm" draw:start-shape="id12" draw:start-glue-point="10" draw:end-shape="id13" svg:d="M37195 32433h635v1905" svg:viewBox="0 0 636 1906">
          <text:p/>
        </draw:connector>
        <draw:connector draw:style-name="gr3" draw:text-style-name="P3" draw:layer="layout" svg:x1="35.925cm" svg:y1="37.195cm" svg:x2="37.83cm" svg:y2="35.926cm" draw:start-shape="id14" draw:start-glue-point="4" draw:end-shape="id13" svg:d="M35925 37195v-635h1905v-634" svg:viewBox="0 0 1906 1270">
          <text:p/>
        </draw:connector>
        <draw:connector draw:style-name="gr3" draw:text-style-name="P3" draw:layer="layout" svg:x1="40.052cm" svg:y1="37.195cm" svg:x2="37.83cm" svg:y2="35.926cm" draw:start-shape="id15" draw:start-glue-point="0" draw:end-shape="id13" svg:d="M40052 37195v-635h-2222v-634" svg:viewBox="0 0 2223 1270">
          <text:p/>
        </draw:connector>
        <draw:connector draw:style-name="gr3" draw:text-style-name="P3" draw:layer="layout" svg:x1="41.64cm" svg:y1="34.655cm" svg:x2="40.37cm" svg:y2="35.132cm" draw:start-shape="id16" draw:end-shape="id13" svg:d="M41640 34655h-635v477h-635" svg:viewBox="0 0 1271 478">
          <text:p/>
        </draw:connector>
        <draw:custom-shape draw:style-name="gr2" draw:text-style-name="P2" xml:id="id17" draw:id="id17" draw:layer="layout" svg:width="3.175cm" svg:height="1.905cm" svg:x="42.592cm" svg:y="37.195cm">
          <text:p text:style-name="P1">Appendix</text:p>
          <text:p text:style-name="P1">UR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37.83cm" svg:y1="35.926cm" svg:x2="44.18cm" svg:y2="37.195cm" draw:start-shape="id13" draw:start-glue-point="2" draw:end-shape="id17" draw:end-glue-point="4" svg:d="M37830 35926v634h6350v635" svg:viewBox="0 0 6351 1270">
          <text:p/>
        </draw:connector>
        <draw:custom-shape draw:style-name="gr2" draw:text-style-name="P2" draw:layer="layout" svg:width="3.175cm" svg:height="1.905cm" svg:x="38.782cm" svg:y="31.498cm">
          <text:p text:style-name="P1">Sender </text:p>
          <text:p text:style-name="P1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38.782cm" svg:y1="32.65cm" svg:x2="37.83cm" svg:y2="34.338cm" draw:end-shape="id13" draw:end-glue-point="0" svg:d="M38782 32650v594h-952v1094" svg:viewBox="0 0 953 1689">
          <text:p/>
        </draw:connector>
        <draw:custom-shape draw:style-name="gr5" draw:text-style-name="P6" draw:layer="layout" svg:width="30.163cm" svg:height="21.589cm" svg:x="26.147cm" svg:y="8.17cm">
          <text:p text:style-name="P4"><text:span text:style-name="T1">خلاصه سناریو</text:span></text:p>
          <text:p text:style-name="P5"><text:span text:style-name="T2">مشتری یکسری کالا رو به سبد خرید اضافه میکنه و بعد از ثبت</text:span><text:span text:style-name="T2"> </text:span></text:p>
          <text:p text:style-name="P5"><text:span text:style-name="T2">سفارش هزینه رو پرداخت میکنه</text:span><text:span text:style-name="T2"> </text:span></text:p>
          <text:p text:style-name="P5"><text:span text:style-name="T3"/></text:p>
          <text:p text:style-name="P5"><text:span text:style-name="T2"><text:s/></text:span><text:span text:style-name="T2">مشتری چه دسترسی به حساب کاربری داشته باشه چه نه میتونه</text:span></text:p>
          <text:p text:style-name="P5"><text:span text:style-name="T2">از سیستم تیکتینگ استفاده کنه جهت ارتباط با ادمین از طریق متن و بارگزاری فایل</text:span></text:p>
          <text:p text:style-name="P5"><text:span text:style-name="T3"/></text:p>
          <text:p text:style-name="P5"><text:span text:style-name="T2">بنر ها از طریق دو لینک <text:s/>(عکس و لینک هدف) تشکیل و مدیریت میشن</text:span></text:p>
          <text:p text:style-name="P5"><text:span text:style-name="T3"/></text:p>
          <text:p text:style-name="P5"><text:span text:style-name="T2">مشتری میتونه کامنت برای محصولی که خریده بزاره</text:span><text:span text:style-name="T2"> </text:span></text:p>
          <text:p text:style-name="P5"><text:span text:style-name="T2">کامنت اول باید توسط مدیرت تایید بشه برای نمایش</text:span></text:p>
          <text:p text:style-name="P5"><text:span text:style-name="T3"/></text:p>
          <text:p text:style-name="P5"><text:span text:style-name="T2">برای امنیت بهتر حساب مدیر سه کلمه عبور درنظر گرفته شده</text:span></text:p>
          <text:p text:style-name="P5"><text:span text:style-name="T3"/></text:p>
          <text:p text:style-name="P5"><text:span text:style-name="T2">برای جلوگیری سرقت حساب مدیر و مشتری تلاش برای ورود به حساب محدود میشود</text:span></text:p>
          <text:p text:style-name="P5"><text:span text:style-name="T3"/></text:p>
          <text:p text:style-name="P5"><text:span text:style-name="T2">در این پروژه فقط چند مدیر جهت ثبت محصول و نظارت</text:span></text:p>
          <text:p text:style-name="P5"><text:span text:style-name="T2"><text:s/></text:span><text:span text:style-name="T2">وجود دارند و بخش فروشنده و محصولات تکراری وجود ندارد</text:span></text:p>
          <text:p text:style-name="P5"><text:span text:style-name="T2"/></text:p>
          <text:p text:style-name="P5"><text:span text:style-name="T2">سبد خرید</text:span><text:span text:style-name="T2"> </text:span><text:span text:style-name="T2">: Cart list</text:span></text:p>
          <text:p text:style-name="P5"><text:span text:style-name="T2">سفارش</text:span><text:span text:style-name="T2"> </text:span><text:span text:style-name="T2">: Orders </text:span><text:span text:style-name="T2">و</text:span><text:span text:style-name="T2"> </text:span><text:span text:style-name="T2">Order Items</text:span></text:p>
          <text:p text:style-name="P5"><text:span text:style-name="T2">محصول</text:span><text:span text:style-name="T2"> </text:span><text:span text:style-name="T2">: Product</text:span></text:p>
          <text:p text:style-name="P5"><text:span text:style-name="T2">بیلبورد / بنر و تبلیغات</text:span><text:span text:style-name="T2"> <text:s/></text:span><text:span text:style-name="T2">: Banners URL</text:span></text:p>
          <text:p text:style-name="P5"><text:span text:style-name="T2">کامنت / نظر</text:span><text:span text:style-name="T2"> </text:span><text:span text:style-name="T2">: Comment wait to confirm / verified</text:span></text:p>
          <text:p text:style-name="P5"><text:span text:style-name="T2">تیکت</text:span><text:span text:style-name="T2"> </text:span><text:span text:style-name="T2">: Ticket </text:span><text:span text:style-name="T2">و</text:span><text:span text:style-name="T2"> </text:span><text:span text:style-name="T2">Ticket Messages</text:span></text:p>
          <text:p text:style-name="P5"><text:span text:style-name="T2">مشتری</text:span><text:span text:style-name="T2"> </text:span><text:span text:style-name="T2">: Customer </text:span></text:p>
          <text:p text:style-name="P5"><text:span text:style-name="T2">مدیر</text:span><text:span text:style-name="T2"> </text:span><text:span text:style-name="T2">: Admin</text:span></text:p>
          <text:p text:style-name="P5"><text:span text:style-name="T3"/></text:p>
          <text:p text:style-name="P5"><text:span text:style-name="T3"/></text:p>
          <text:p text:style-name="P4"><text:span text:style-name="T3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9.096cm" svg:y1="32.914cm" svg:x2="21.518cm" svg:y2="32.914cm">
          <text:p/>
        </draw:line>
        <draw:line draw:style-name="gr6" draw:text-style-name="P7" draw:layer="layout" svg:x1="25.246cm" svg:y1="35.29cm" svg:x2="27.668cm" svg:y2="35.29cm">
          <text:p/>
        </draw:line>
        <draw:line draw:style-name="gr7" draw:text-style-name="P7" draw:layer="layout" svg:x1="25.246cm" svg:y1="35.49cm" svg:x2="27.668cm" svg:y2="35.49cm">
          <text:p/>
        </draw:line>
        <draw:line draw:style-name="gr6" draw:text-style-name="P7" draw:layer="layout" svg:x1="8.619cm" svg:y1="32.432cm" svg:x2="11.041cm" svg:y2="32.432cm">
          <text:p/>
        </draw:line>
        <draw:line draw:style-name="gr7" draw:text-style-name="P7" draw:layer="layout" svg:x1="3.857cm" svg:y1="25.447cm" svg:x2="6.279cm" svg:y2="25.447cm">
          <text:p/>
        </draw:line>
        <draw:line draw:style-name="gr6" draw:text-style-name="P7" draw:layer="layout" svg:x1="42.057cm" svg:y1="35.29cm" svg:x2="44.479cm" svg:y2="35.29cm">
          <text:p/>
        </draw:line>
        <draw:line draw:style-name="gr6" draw:text-style-name="P7" draw:layer="layout" svg:x1="34.654cm" svg:y1="38.583cm" svg:x2="37.076cm" svg:y2="38.583cm">
          <text:p/>
        </draw:line>
        <draw:line draw:style-name="gr7" draw:text-style-name="P7" draw:layer="layout" svg:x1="34.655cm" svg:y1="38.8cm" svg:x2="37.077cm" svg:y2="38.8cm">
          <text:p/>
        </draw:line>
        <draw:line draw:style-name="gr7" draw:text-style-name="P7" draw:layer="layout" svg:x1="42.075cm" svg:y1="35.508cm" svg:x2="44.497cm" svg:y2="35.508cm">
          <text:p/>
        </draw:line>
        <draw:custom-shape draw:style-name="gr8" draw:text-style-name="P6" draw:layer="layout" svg:width="14.288cm" svg:height="5.397cm" svg:x="5.127cm" svg:y="2.27cm">
          <text:p text:style-name="P4"><text:span text:style-name="T1">کلیدها</text:span></text:p>
          <text:p text:style-name="P4"><text:span text:style-name="T4">رنگ </text:span><text:span text:style-name="T5">سبز</text:span><text:span text:style-name="T4"> به معنای کلید خارجی</text:span></text:p>
          <text:p text:style-name="P4"><text:span text:style-name="T4">رنگ </text:span><text:span text:style-name="T6">قرمز</text:span><text:span text:style-name="T4"> به معنای کلید اصلی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measurelines" svg:width="4.444cm" svg:height="1.588cm" svg:x="10.207cm" svg:y="11.795cm">
          <text:p text:style-name="P1">Comment wait</text:p>
          <text:p text:style-name="P1">to confirm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measurelines" svg:width="3.175cm" svg:height="1.905cm" svg:x="10.842cm" svg:y="16.24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measurelines" svg:width="3.175cm" svg:height="1.905cm" svg:x="15.605cm" svg:y="14.653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measurelines" svg:width="3.175cm" svg:height="1.905cm" svg:x="6.08cm" svg:y="9.255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3.175cm" svg:height="1.905cm" svg:x="5.445cm" svg:y="14.97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measurelines" svg:width="3.175cm" svg:height="1.905cm" svg:x="5.445cm" svg:y="14.97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measurelines" svg:width="3.175cm" svg:height="1.905cm" svg:x="16.24cm" svg:y="9.89cm">
          <text:p text:style-name="P1">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8.62cm" svg:y1="15.922cm" svg:x2="10.207cm" svg:y2="12.589cm" draw:start-shape="id18" draw:end-shape="id19" svg:d="M8620 15922h794v-3333h793" svg:viewBox="0 0 1588 3334">
          <text:p/>
        </draw:connector>
        <draw:connector draw:style-name="gr3" draw:text-style-name="P3" draw:layer="measurelines" svg:x1="7.667cm" svg:y1="11.16cm" svg:x2="10.207cm" svg:y2="12.589cm" draw:start-shape="id20" draw:end-shape="id19" draw:end-glue-point="3" svg:d="M7667 11160v1429h2540" svg:viewBox="0 0 2541 1430">
          <text:p/>
        </draw:connector>
        <draw:connector draw:style-name="gr3" draw:text-style-name="P3" draw:layer="measurelines" svg:x1="12.429cm" svg:y1="16.24cm" svg:x2="12.429cm" svg:y2="13.383cm" draw:start-shape="id21" draw:end-shape="id19" svg:d="M12429 16240v-2857" svg:viewBox="0 0 1 2858">
          <text:p/>
        </draw:connector>
        <draw:connector draw:style-name="gr3" draw:text-style-name="P3" draw:layer="measurelines" svg:x1="17.192cm" svg:y1="14.653cm" svg:x2="12.429cm" svg:y2="13.383cm" draw:start-shape="id22" draw:end-shape="id19" svg:d="M17192 14653v-635h-4763v-635" svg:viewBox="0 0 4764 1271">
          <text:p/>
        </draw:connector>
        <draw:connector draw:style-name="gr3" draw:text-style-name="P3" draw:layer="measurelines" svg:x1="16.24cm" svg:y1="10.842cm" svg:x2="14.651cm" svg:y2="12.589cm" draw:start-shape="id23" draw:end-shape="id19" svg:d="M16240 10842h-795v1747h-794" svg:viewBox="0 0 1590 1748">
          <text:p/>
        </draw:connector>
        <draw:custom-shape draw:style-name="gr2" draw:text-style-name="P2" xml:id="id24" draw:id="id24" draw:layer="measurelines" svg:width="3.175cm" svg:height="1.905cm" svg:x="3.54cm" svg:y="12.113cm">
          <text:p text:style-name="P1">Status</text:p>
          <text:p text:style-name="P1">sugges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6.715cm" svg:y1="13.065cm" svg:x2="10.207cm" svg:y2="12.589cm" draw:start-shape="id24" draw:end-shape="id19" svg:d="M6715 13065h1746v-476h1746" svg:viewBox="0 0 3493 477">
          <text:p/>
        </draw:connector>
        <draw:line draw:style-name="gr6" draw:text-style-name="P7" draw:layer="measurelines" svg:x1="11.16cm" svg:y1="17.827cm" svg:x2="13.582cm" svg:y2="17.827cm">
          <text:p/>
        </draw:line>
        <draw:custom-shape draw:style-name="gr9" draw:text-style-name="P9" xml:id="id26" draw:id="id26" draw:layer="measurelines" svg:width="4.445cm" svg:height="1.906cm" svg:x="24.495cm" svg:y="24.946cm">
          <text:p text:style-name="P8"><text:span text:style-name="T7">Customer</text:span></text:p>
          <text:p text:style-name="P8"><text:span text:style-name="T7">Verify Emai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25" draw:id="id25" draw:layer="measurelines" svg:width="4.128cm" svg:height="1.905cm" svg:x="20.685cm" svg:y="22.088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7" draw:id="id27" draw:layer="measurelines" svg:width="3.81cm" svg:height="2.54cm" svg:x="27.035cm" svg:y="21.453cm">
          <text:p text:style-name="P1">Stamp</text:p>
          <text:p text:style-name="P1">Request</text:p>
          <text:p text:style-name="P1">Date&amp;ti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measurelines" svg:width="3.175cm" svg:height="1.905cm" svg:x="25.13cm" svg:y="27.486cm">
          <text:p text:style-name="P1">Active</text:p>
          <text:p text:style-name="P1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measurelines" svg:x1="21.473cm" svg:y1="23.876cm" svg:x2="23.895cm" svg:y2="23.876cm">
          <text:p/>
        </draw:line>
        <draw:line draw:style-name="gr6" draw:text-style-name="P7" draw:layer="measurelines" svg:x1="21.303cm" svg:y1="23.676cm" svg:x2="24.178cm" svg:y2="23.676cm">
          <text:p/>
        </draw:line>
        <draw:connector draw:style-name="gr3" draw:text-style-name="P3" draw:layer="measurelines" svg:x1="22.749cm" svg:y1="23.993cm" svg:x2="24.495cm" svg:y2="25.899cm" draw:start-shape="id25" draw:start-glue-point="8" draw:end-shape="id26" svg:d="M22749 23993v1906h1746" svg:viewBox="0 0 1747 1907">
          <text:p/>
        </draw:connector>
        <draw:connector draw:style-name="gr3" draw:text-style-name="P3" draw:layer="measurelines" svg:x1="28.94cm" svg:y1="23.993cm" svg:x2="28.94cm" svg:y2="25.899cm" draw:start-shape="id27" draw:start-glue-point="8" draw:end-shape="id26" svg:d="M28940 23993v1906" svg:viewBox="0 0 1 1907">
          <text:p/>
        </draw:connector>
        <draw:connector draw:style-name="gr3" draw:text-style-name="P3" draw:layer="measurelines" svg:x1="26.718cm" svg:y1="29.391cm" svg:x2="28.94cm" svg:y2="25.899cm" draw:start-shape="id28" draw:start-glue-point="8" draw:end-shape="id26" svg:d="M26718 29391v501h2722v-3993h-500" svg:viewBox="0 0 2723 3994">
          <text:p/>
        </draw:connector>
        <draw:line draw:style-name="gr7" draw:text-style-name="P7" draw:layer="measurelines" svg:x1="6.516cm" svg:y1="10.842cm" svg:x2="8.938cm" svg:y2="10.842cm">
          <text:p/>
        </draw:line>
        <draw:line draw:style-name="gr7" draw:text-style-name="P7" draw:layer="measurelines" svg:x1="15.923cm" svg:y1="16.24cm" svg:x2="18.345cm" svg:y2="16.24cm">
          <text:p/>
        </draw:line>
        <draw:line draw:style-name="gr7" draw:text-style-name="P7" draw:layer="measurelines" svg:x1="13.065cm" svg:y1="30.845cm" svg:x2="15.487cm" svg:y2="30.845cm">
          <text:p/>
        </draw:line>
      </draw:page>
      <draw:page draw:name="page2" draw:style-name="dp1" draw:master-page-name="Default">
        <draw:custom-shape draw:style-name="gr12" draw:text-style-name="P2" draw:layer="measurelines" svg:width="3.062cm" svg:height="1.983cm" svg:x="5.811cm" svg:y="12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7" draw:id="id37" draw:layer="measurelines" svg:width="3.915cm" svg:height="1.417cm" svg:x="10.185cm" svg:y="9.563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14" draw:text-style-name="P2" xml:id="id38" draw:id="id38" draw:layer="measurelines" svg:width="2.797cm" svg:height="1.699cm" svg:x="6.547cm" svg:y="2.201cm">
          <text:p text:style-name="P1">Name &amp;</text:p>
          <text:p text:style-name="P1">fam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40" draw:id="id40" draw:layer="measurelines" svg:width="2.798cm" svg:height="1.699cm" svg:x="9.624cm" svg:y="1.918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41" draw:id="id41" draw:layer="measurelines" svg:width="2.798cm" svg:height="1.699cm" svg:x="12.701cm" svg:y="1.635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39" draw:id="id39" draw:layer="measurelines" svg:width="2.797cm" svg:height="1.7cm" svg:x="4.589cm" svg:y="3.9cm"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36" draw:id="id36" draw:layer="measurelines" svg:width="2.798cm" svg:height="1.699cm" svg:x="4.029cm" svg:y="6.166cm">
          <text:p text:style-name="P1">Phone</text:p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35" draw:id="id35" draw:layer="measurelines" svg:width="2.798cm" svg:height="1.699cm" svg:x="4.868cm" svg:y="18.342cm"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42" draw:id="id42" draw:layer="measurelines" svg:width="3.637cm" svg:height="2.265cm" svg:x="15.778cm" svg:y="1.918cm">
          <text:p text:style-name="P1">Registration</text:p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30" draw:id="id30" draw:layer="measurelines" svg:width="2.798cm" svg:height="1.699cm" svg:x="5.987cm" svg:y="12.679cm">
          <text:p text:style-name="P1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33" draw:id="id33" draw:layer="measurelines" svg:width="2.798cm" svg:height="1.699cm" svg:x="10.463cm" svg:y="16.927cm">
          <text:p text:style-name="P1">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43" draw:id="id43" draw:layer="measurelines" svg:width="2.797cm" svg:height="1.699cm" svg:x="3.47cm" svg:y="8.714cm">
          <text:p text:style-name="P1">Attemps</text:p>
          <text:p text:style-name="P1">To 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31" draw:id="id31" draw:layer="measurelines" svg:width="2.797cm" svg:height="1.699cm" svg:x="8.785cm" svg:y="18.626cm">
          <text:p text:style-name="P1">alle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34" draw:id="id34" draw:layer="measurelines" svg:width="2.797cm" svg:height="1.699cm" svg:x="6.827cm" svg:y="17.21cm">
          <text:p text:style-name="P1">Postal</text:p>
          <text:p text:style-name="P1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32" draw:id="id32" draw:layer="measurelines" svg:width="2.797cm" svg:height="1.699cm" svg:x="12.422cm" svg:y="18.342cm">
          <text:p text:style-name="P1">p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29" draw:id="id29" draw:layer="measurelines" svg:width="2.797cm" svg:height="1.699cm" svg:x="3.47cm" svg:y="16.643cm">
          <text:p text:style-name="P1">str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.869cm" svg:y1="16.643cm" svg:x2="5.987cm" svg:y2="13.529cm" draw:start-shape="id29" draw:start-glue-point="4" draw:end-shape="id30" draw:end-glue-point="6" svg:d="M4869 16643v-3114h1118" svg:viewBox="0 0 1119 3115">
          <text:p/>
        </draw:connector>
        <draw:connector draw:style-name="gr3" draw:text-style-name="P3" draw:layer="measurelines" svg:x1="10.184cm" svg:y1="18.626cm" svg:x2="7.386cm" svg:y2="14.378cm" draw:start-shape="id31" draw:start-glue-point="4" draw:end-shape="id30" draw:end-glue-point="8" svg:d="M10184 18626v-2124h-2798v-2124" svg:viewBox="0 0 2799 4249">
          <text:p/>
        </draw:connector>
        <draw:connector draw:style-name="gr3" draw:text-style-name="P3" draw:layer="measurelines" svg:x1="13.821cm" svg:y1="18.342cm" svg:x2="8.785cm" svg:y2="13.529cm" draw:start-shape="id32" draw:start-glue-point="4" draw:end-shape="id30" draw:end-glue-point="10" svg:d="M13821 18342v-4813h-5036" svg:viewBox="0 0 5037 4814">
          <text:p/>
        </draw:connector>
        <draw:connector draw:style-name="gr3" draw:text-style-name="P3" draw:layer="measurelines" svg:x1="12.852cm" svg:y1="17.175cm" svg:x2="8.376cm" svg:y2="14.13cm" draw:start-shape="id33" draw:start-glue-point="11" draw:end-shape="id30" draw:end-glue-point="9" svg:d="M12852 17175v-1523h-4476v-1522" svg:viewBox="0 0 4477 3046">
          <text:p/>
        </draw:connector>
        <draw:connector draw:style-name="gr3" draw:text-style-name="P3" draw:layer="measurelines" svg:x1="8.226cm" svg:y1="17.21cm" svg:x2="6.396cm" svg:y2="14.13cm" draw:start-shape="id34" draw:start-glue-point="4" draw:end-shape="id30" draw:end-glue-point="7" svg:d="M8226 17210v-1416h-1830v-1664" svg:viewBox="0 0 1831 3081">
          <text:p/>
        </draw:connector>
        <draw:connector draw:style-name="gr3" draw:text-style-name="P3" draw:layer="measurelines" svg:x1="6.267cm" svg:y1="18.342cm" svg:x2="7.386cm" svg:y2="14.378cm" draw:start-shape="id35" draw:end-shape="id30" draw:end-glue-point="8" svg:d="M6267 18342v-1982h1119v-1982" svg:viewBox="0 0 1120 3965">
          <text:p/>
        </draw:connector>
        <draw:connector draw:style-name="gr3" draw:text-style-name="P3" draw:layer="measurelines" svg:x1="6.827cm" svg:y1="7.016cm" svg:x2="10.185cm" svg:y2="10.271cm" draw:start-shape="id36" draw:start-glue-point="10" draw:end-shape="id37" draw:end-glue-point="3" svg:d="M6827 7016h1679v3255h1679" svg:viewBox="0 0 3359 3256">
          <text:p/>
        </draw:connector>
        <draw:connector draw:style-name="gr3" draw:text-style-name="P3" draw:layer="measurelines" svg:x1="7.945cm" svg:y1="3.9cm" svg:x2="12.142cm" svg:y2="9.563cm" draw:start-shape="id38" draw:end-shape="id37" draw:end-glue-point="0" svg:d="M7945 3900v2831h4197v2832" svg:viewBox="0 0 4198 5664">
          <text:p/>
        </draw:connector>
        <draw:connector draw:style-name="gr3" draw:text-style-name="P3" draw:layer="measurelines" svg:x1="6.977cm" svg:y1="5.351cm" svg:x2="10.185cm" svg:y2="10.271cm" draw:start-shape="id39" draw:start-glue-point="9" draw:end-shape="id37" draw:end-glue-point="3" svg:d="M6977 5351v4920h3208" svg:viewBox="0 0 3209 4921">
          <text:p/>
        </draw:connector>
        <draw:connector draw:style-name="gr3" draw:text-style-name="P3" draw:layer="measurelines" svg:x1="11.023cm" svg:y1="3.617cm" svg:x2="12.142cm" svg:y2="9.563cm" draw:start-shape="id40" draw:start-glue-point="8" draw:end-shape="id37" svg:d="M11023 3617v2973h1119v2973" svg:viewBox="0 0 1120 5947">
          <text:p/>
        </draw:connector>
        <draw:connector draw:style-name="gr3" draw:text-style-name="P3" draw:layer="measurelines" svg:x1="14.1cm" svg:y1="3.334cm" svg:x2="12.142cm" svg:y2="9.563cm" draw:start-shape="id41" draw:start-glue-point="8" draw:end-shape="id37" draw:end-glue-point="0" svg:d="M14100 3334v3114h-1958v3115" svg:viewBox="0 0 1959 6230">
          <text:p/>
        </draw:connector>
        <draw:connector draw:style-name="gr3" draw:text-style-name="P3" draw:layer="measurelines" svg:x1="17.597cm" svg:y1="4.183cm" svg:x2="12.142cm" svg:y2="9.563cm" draw:start-shape="id42" draw:start-glue-point="8" draw:end-shape="id37" draw:end-glue-point="0" svg:d="M17597 4183v2690h-5455v2690" svg:viewBox="0 0 5456 5381">
          <text:p/>
        </draw:connector>
        <draw:connector draw:style-name="gr3" draw:text-style-name="P3" draw:layer="measurelines" svg:x1="6.267cm" svg:y1="9.564cm" svg:x2="10.185cm" svg:y2="10.271cm" draw:start-shape="id43" draw:start-glue-point="10" draw:end-shape="id37" draw:end-glue-point="3" svg:d="M6267 9564h1959v707h1959" svg:viewBox="0 0 3919 708">
          <text:p/>
        </draw:connector>
        <draw:connector draw:style-name="gr3" draw:text-style-name="P3" draw:layer="measurelines" svg:x1="7.386cm" svg:y1="12.679cm" svg:x2="12.142cm" svg:y2="10.98cm" draw:start-shape="id30" draw:start-glue-point="4" draw:end-shape="id37" draw:end-glue-point="2" svg:d="M7386 12679v-850h4756v-849" svg:viewBox="0 0 4757 1700">
          <text:p/>
        </draw:connector>
        <draw:custom-shape draw:style-name="gr1" draw:text-style-name="P9" xml:id="id45" draw:id="id45" draw:layer="measurelines" svg:width="4.444cm" svg:height="1.588cm" svg:x="6.01cm" svg:y="26.717cm">
          <text:p text:style-name="P8"><text:span text:style-name="T7">Order item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measurelines" svg:width="3.175cm" svg:height="1.905cm" svg:x="11.725cm" svg:y="28.305cm">
          <text:p text:style-name="P1">Order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6" draw:id="id46" draw:layer="measurelines" svg:width="3.175cm" svg:height="1.905cm" svg:x="10.455cm" svg:y="24.495cm">
          <text:p text:style-name="P1">produc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measurelines" svg:width="3.175cm" svg:height="1.905cm" svg:x="6.645cm" svg:y="23.225cm">
          <text:p text:style-name="P1">Product</text:p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48" draw:id="id48" draw:layer="measurelines" svg:width="2.857cm" svg:height="1.905cm" svg:x="6.645cm" svg:y="29.575cm">
          <text:p text:style-name="P1">product </text:p>
          <text:p text:style-name="P1">am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8.232cm" svg:y1="25.13cm" svg:x2="8.232cm" svg:y2="26.717cm" draw:start-shape="id44" draw:end-shape="id45" svg:d="M8232 25130v1587" svg:viewBox="0 0 1 1588">
          <text:p/>
        </draw:connector>
        <draw:connector draw:style-name="gr3" draw:text-style-name="P3" draw:layer="measurelines" svg:x1="12.042cm" svg:y1="26.4cm" svg:x2="10.454cm" svg:y2="27.511cm" draw:start-shape="id46" draw:end-shape="id45" svg:d="M12042 26400v1111h-1588" svg:viewBox="0 0 1589 1112">
          <text:p/>
        </draw:connector>
        <draw:connector draw:style-name="gr3" draw:text-style-name="P3" draw:layer="measurelines" svg:x1="11.725cm" svg:y1="29.257cm" svg:x2="10.454cm" svg:y2="27.511cm" draw:start-shape="id47" draw:start-glue-point="3" draw:end-shape="id45" svg:d="M11725 29257h-636v-1746h-635" svg:viewBox="0 0 1272 1747">
          <text:p/>
        </draw:connector>
        <draw:connector draw:style-name="gr3" draw:text-style-name="P3" draw:layer="measurelines" svg:x1="8.073cm" svg:y1="29.575cm" svg:x2="8.232cm" svg:y2="28.305cm" draw:start-shape="id48" draw:start-glue-point="0" draw:end-shape="id45" svg:d="M8073 29575v-635h159v-635" svg:viewBox="0 0 160 1271">
          <text:p/>
        </draw:connector>
        <draw:custom-shape draw:style-name="gr1" draw:text-style-name="P2" xml:id="id49" draw:id="id49" draw:layer="measurelines" svg:width="4.444cm" svg:height="1.588cm" svg:x="28.553cm" svg:y="7.349cm">
          <text:p text:style-name="P1">Banners UR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0" draw:id="id50" draw:layer="measurelines" svg:width="3.175cm" svg:height="1.905cm" svg:x="38.712cm" svg:y="4.493cm">
          <text:p text:style-name="P1">Sticky Top</text:p>
          <text:p text:style-name="P1">Addr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51" draw:id="id51" draw:layer="measurelines" svg:width="4.762cm" svg:height="2.54cm" svg:x="33.314cm" svg:y="10.525cm">
          <text:p text:style-name="P1">Amazin’ offer</text:p>
          <text:p text:style-name="P1">1 Addr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52" draw:id="id52" draw:layer="measurelines" svg:width="4.762cm" svg:height="2.54cm" svg:x="26.964cm" svg:y="11.477cm">
          <text:p text:style-name="P1">Amazin’ offer</text:p>
          <text:p text:style-name="P1">2 Addr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2.997cm" svg:y1="8.143cm" svg:x2="38.712cm" svg:y2="5.445cm" draw:start-shape="id49" draw:end-shape="id50" svg:d="M32997 8143h2857v-2698h2858" svg:viewBox="0 0 5716 2699">
          <text:p/>
        </draw:connector>
        <draw:connector draw:style-name="gr3" draw:text-style-name="P3" draw:layer="measurelines" svg:x1="30.775cm" svg:y1="8.937cm" svg:x2="35.695cm" svg:y2="10.525cm" draw:start-shape="id49" draw:end-shape="id51" svg:d="M30775 8937v794h4920v794" svg:viewBox="0 0 4921 1589">
          <text:p/>
        </draw:connector>
        <draw:connector draw:style-name="gr3" draw:text-style-name="P3" draw:layer="measurelines" svg:x1="30.775cm" svg:y1="8.937cm" svg:x2="29.345cm" svg:y2="11.477cm" draw:start-shape="id49" draw:end-shape="id52" svg:d="M30775 8937v1270h-1430v1270" svg:viewBox="0 0 1431 2541">
          <text:p/>
        </draw:connector>
        <draw:custom-shape draw:style-name="gr2" draw:text-style-name="P2" xml:id="id54" draw:id="id54" draw:layer="measurelines" svg:width="3.175cm" svg:height="1.905cm" svg:x="29.504cm" svg:y="2.27cm">
          <text:p text:style-name="P1">Sticky Top</text:p>
          <text:p text:style-name="P1">Targe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55" draw:id="id55" draw:layer="measurelines" svg:width="4.762cm" svg:height="2.54cm" svg:x="23.472cm" svg:y="8.62cm">
          <text:p text:style-name="P1">Amazin’ offer</text:p>
          <text:p text:style-name="P1">1 Targe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53" draw:id="id53" draw:layer="measurelines" svg:width="4.762cm" svg:height="2.54cm" svg:x="24.424cm" svg:y="3.222cm">
          <text:p text:style-name="P1">Amazin’ offer</text:p>
          <text:p text:style-name="P1">2 Targe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26.805cm" svg:y1="5.762cm" svg:x2="30.775cm" svg:y2="7.349cm" draw:start-shape="id53" draw:end-shape="id49" svg:d="M26805 5762v794h3970v793" svg:viewBox="0 0 3971 1588">
          <text:p/>
        </draw:connector>
        <draw:connector draw:style-name="gr3" draw:text-style-name="P3" draw:layer="measurelines" svg:x1="31.091cm" svg:y1="4.175cm" svg:x2="30.775cm" svg:y2="7.349cm" draw:start-shape="id54" draw:end-shape="id49" svg:d="M31091 4175v1587h-316v1587" svg:viewBox="0 0 317 3175">
          <text:p/>
        </draw:connector>
        <draw:connector draw:style-name="gr3" draw:text-style-name="P3" draw:layer="measurelines" svg:x1="28.234cm" svg:y1="9.89cm" svg:x2="30.775cm" svg:y2="8.937cm" draw:start-shape="id55" draw:end-shape="id49" svg:d="M28234 9890h2541v-953" svg:viewBox="0 0 2542 954">
          <text:p/>
        </draw:connector>
        <draw:custom-shape draw:style-name="gr1" draw:text-style-name="P2" xml:id="id57" draw:id="id57" draw:layer="measurelines" svg:width="4.444cm" svg:height="1.588cm" svg:x="29.837cm" svg:y="22.748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2" draw:text-style-name="P2" xml:id="id56" draw:id="id56" draw:layer="measurelines" svg:width="3.175cm" svg:height="1.905cm" svg:x="30.155cm" svg:y="14.81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1.742cm" svg:y1="16.715cm" svg:x2="32.059cm" svg:y2="22.748cm" draw:start-shape="id56" draw:end-shape="id57" svg:d="M31742 16715v3017h317v3016" svg:viewBox="0 0 318 6034">
          <text:p/>
        </draw:connector>
        <draw:custom-shape draw:style-name="gr2" draw:text-style-name="P2" xml:id="id71" draw:id="id71" draw:layer="measurelines" svg:width="3.175cm" svg:height="1.905cm" svg:x="33.965cm" svg:y="15.128cm">
          <text:p text:style-name="P1">br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3" draw:id="id63" draw:layer="measurelines" svg:width="3.175cm" svg:height="1.905cm" svg:x="18.307cm" svg:y="28.94cm">
          <text:p text:style-name="P1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2" draw:id="id62" draw:layer="measurelines" svg:width="3.175cm" svg:height="1.905cm" svg:x="17.165cm" svg:y="25.733cm"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72" draw:id="id72" draw:layer="measurelines" svg:width="3.175cm" svg:height="1.587cm" svg:x="36.85cm" svg:y="16.526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1" draw:id="id61" draw:layer="measurelines" svg:width="3.175cm" svg:height="1.905cm" svg:x="17.482cm" svg:y="22.875cm">
          <text:p text:style-name="P1">Pictures</text:p>
          <text:p text:style-name="P1">U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4" draw:id="id64" draw:layer="measurelines" svg:width="3.175cm" svg:height="1.905cm" svg:x="20.53cm" svg:y="31.798cm">
          <text:p text:style-name="P1">vide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9" draw:id="id59" draw:layer="measurelines" svg:width="3.175cm" svg:height="1.905cm" svg:x="24.552cm" svg:y="18.633cm">
          <text:p text:style-name="P1">am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5" draw:id="id65" draw:layer="measurelines" svg:width="3.175cm" svg:height="1.905cm" svg:x="23.07cm" svg:y="34.02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6" draw:id="id66" draw:layer="measurelines" svg:width="3.175cm" svg:height="1.905cm" svg:x="26.562cm" svg:y="35.29cm">
          <text:p text:style-name="P1">Summary</text:p>
          <text:p text:style-name="P1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7" draw:id="id67" draw:layer="measurelines" svg:width="3.175cm" svg:height="1.905cm" svg:x="31.742cm" svg:y="31.32cm">
          <text:p text:style-name="P1">Priority</text:p>
          <text:p text:style-name="P1">To sell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68" draw:id="id68" draw:layer="measurelines" svg:width="4.445cm" svg:height="2.857cm" svg:x="33.647cm" svg:y="28.145cm">
          <text:p text:style-name="P1">Count </text:p>
          <text:p text:style-name="P1">Customers</text:p>
          <text:p text:style-name="P1">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69" draw:id="id69" draw:layer="measurelines" svg:width="4.445cm" svg:height="2.857cm" svg:x="37.485cm" svg:y="25.098cm">
          <text:p text:style-name="P1">Count </text:p>
          <text:p text:style-name="P1">Customers</text:p>
          <text:p text:style-name="P1">dis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0" draw:id="id70" draw:layer="measurelines" svg:width="3.175cm" svg:height="1.905cm" svg:x="39.072cm" svg:y="19.7cm">
          <text:p text:style-name="P1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8" draw:id="id58" draw:layer="measurelines" svg:width="3.175cm" svg:height="1.905cm" svg:x="25.505cm" svg:y="16.41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60" draw:id="id60" draw:layer="measurelines" svg:width="4.127cm" svg:height="2.222cm" svg:x="19.483cm" svg:y="20.056cm">
          <text:p text:style-name="P1">creator</text:p>
          <text:p text:style-name="P1">ID (admi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28.68cm" svg:y1="17.362cm" svg:x2="29.837cm" svg:y2="23.542cm" draw:start-shape="id58" draw:start-glue-point="1" draw:end-shape="id57" draw:end-glue-point="3" svg:d="M28680 17362h579v6180h578" svg:viewBox="0 0 1158 6181">
          <text:p/>
        </draw:connector>
        <draw:connector draw:style-name="gr3" draw:text-style-name="P3" draw:layer="measurelines" svg:x1="27.727cm" svg:y1="19.585cm" svg:x2="29.837cm" svg:y2="23.542cm" draw:start-shape="id59" draw:end-shape="id57" draw:end-glue-point="3" svg:d="M27727 19585h1055v3957h1055" svg:viewBox="0 0 2111 3958">
          <text:p/>
        </draw:connector>
        <draw:connector draw:style-name="gr3" draw:text-style-name="P3" draw:layer="measurelines" svg:x1="23.61cm" svg:y1="21.167cm" svg:x2="29.837cm" svg:y2="23.542cm" draw:start-shape="id60" draw:end-shape="id57" svg:d="M23610 21167h3114v2375h3113" svg:viewBox="0 0 6228 2376">
          <text:p/>
        </draw:connector>
        <draw:connector draw:style-name="gr3" draw:text-style-name="P3" draw:layer="measurelines" svg:x1="20.657cm" svg:y1="23.827cm" svg:x2="29.837cm" svg:y2="23.542cm" draw:start-shape="id61" draw:end-shape="id57" svg:d="M20657 23827h4590v-285h4590" svg:viewBox="0 0 9181 286">
          <text:p/>
        </draw:connector>
        <draw:connector draw:style-name="gr3" draw:text-style-name="P3" draw:layer="measurelines" svg:x1="20.34cm" svg:y1="26.685cm" svg:x2="29.837cm" svg:y2="23.542cm" draw:start-shape="id62" draw:end-shape="id57" svg:d="M20340 26685h4749v-3143h4748" svg:viewBox="0 0 9498 3144">
          <text:p/>
        </draw:connector>
        <draw:connector draw:style-name="gr3" draw:text-style-name="P3" draw:layer="measurelines" svg:x1="21.482cm" svg:y1="29.892cm" svg:x2="29.837cm" svg:y2="23.542cm" draw:start-shape="id63" draw:end-shape="id57" draw:end-glue-point="3" svg:d="M21482 29892h4178v-6350h4177" svg:viewBox="0 0 8356 6351">
          <text:p/>
        </draw:connector>
        <draw:connector draw:style-name="gr3" draw:text-style-name="P3" draw:layer="measurelines" svg:x1="23.705cm" svg:y1="32.75cm" svg:x2="29.837cm" svg:y2="23.542cm" draw:start-shape="id64" draw:end-shape="id57" svg:d="M23705 32750h3066v-9208h3066" svg:viewBox="0 0 6133 9209">
          <text:p/>
        </draw:connector>
        <draw:connector draw:style-name="gr3" draw:text-style-name="P3" draw:layer="measurelines" svg:x1="26.245cm" svg:y1="34.972cm" svg:x2="29.837cm" svg:y2="23.542cm" draw:start-shape="id65" draw:start-glue-point="1" draw:end-shape="id57" draw:end-glue-point="3" svg:d="M26245 34972h1796v-11430h1796" svg:viewBox="0 0 3593 11431">
          <text:p/>
        </draw:connector>
        <draw:connector draw:style-name="gr3" draw:text-style-name="P3" draw:layer="measurelines" svg:x1="28.149cm" svg:y1="35.29cm" svg:x2="32.059cm" svg:y2="24.336cm" draw:start-shape="id66" draw:end-shape="id57" draw:end-glue-point="2" svg:d="M28149 35290v-5477h3910v-5477" svg:viewBox="0 0 3911 10955">
          <text:p/>
        </draw:connector>
        <draw:connector draw:style-name="gr3" draw:text-style-name="P3" draw:layer="measurelines" svg:x1="33.329cm" svg:y1="31.32cm" svg:x2="32.059cm" svg:y2="24.336cm" draw:start-shape="id67" draw:start-glue-point="0" draw:end-shape="id57" draw:end-glue-point="2" svg:d="M33329 31320v-3492h-1270v-3492" svg:viewBox="0 0 1271 6985">
          <text:p/>
        </draw:connector>
        <draw:connector draw:style-name="gr3" draw:text-style-name="P3" draw:layer="measurelines" svg:x1="35.869cm" svg:y1="28.145cm" svg:x2="32.059cm" svg:y2="24.336cm" draw:start-shape="id68" draw:end-shape="id57" svg:d="M35869 28145v-1905h-3810v-1904" svg:viewBox="0 0 3811 3810">
          <text:p/>
        </draw:connector>
        <draw:connector draw:style-name="gr3" draw:text-style-name="P3" draw:layer="measurelines" svg:x1="37.485cm" svg:y1="26.526cm" svg:x2="34.281cm" svg:y2="23.542cm" draw:start-shape="id69" draw:end-shape="id57" svg:d="M37485 26526h-1602v-2984h-1602" svg:viewBox="0 0 3205 2985">
          <text:p/>
        </draw:connector>
        <draw:connector draw:style-name="gr3" draw:text-style-name="P3" draw:layer="measurelines" svg:x1="39.537cm" svg:y1="21.326cm" svg:x2="32.059cm" svg:y2="22.748cm" draw:start-shape="id70" draw:start-glue-point="7" draw:end-shape="id57" svg:d="M39537 21326v851h-7478v571" svg:viewBox="0 0 7479 1423">
          <text:p/>
        </draw:connector>
        <draw:connector draw:style-name="gr3" draw:text-style-name="P3" draw:layer="measurelines" svg:x1="35.552cm" svg:y1="17.033cm" svg:x2="32.059cm" svg:y2="22.748cm" draw:start-shape="id71" draw:end-shape="id57" svg:d="M35552 17033v2858h-3493v2857" svg:viewBox="0 0 3494 5716">
          <text:p/>
        </draw:connector>
        <draw:connector draw:style-name="gr3" draw:text-style-name="P3" draw:layer="measurelines" svg:x1="38.438cm" svg:y1="18.113cm" svg:x2="32.059cm" svg:y2="22.748cm" draw:start-shape="id72" draw:start-glue-point="8" draw:end-shape="id57" draw:end-glue-point="0" svg:d="M38438 18113v2318h-6379v2317" svg:viewBox="0 0 6380 4636">
          <text:p/>
        </draw:connector>
        <draw:custom-shape draw:style-name="gr2" draw:text-style-name="P2" xml:id="id73" draw:id="id73" draw:layer="measurelines" svg:width="3.175cm" svg:height="1.905cm" svg:x="39.625cm" svg:y="22.558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9.625cm" svg:y1="23.511cm" svg:x2="34.281cm" svg:y2="23.542cm" draw:start-shape="id73" draw:start-glue-point="6" draw:end-shape="id57" svg:d="M39625 23511h-2672v31h-2672" svg:viewBox="0 0 5345 32">
          <text:p/>
        </draw:connector>
        <draw:custom-shape draw:style-name="gr2" draw:text-style-name="P2" xml:id="id76" draw:id="id76" draw:layer="measurelines" svg:width="3.175cm" svg:height="1.905cm" svg:x="19.097cm" svg:y="5.127cm">
          <text:p text:style-name="P1">Theme</text:p>
          <text:p text:style-name="P1">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measurelines" svg:x1="20.235cm" svg:y1="22.16cm" svg:x2="22.657cm" svg:y2="22.16cm">
          <text:p/>
        </draw:line>
        <draw:line draw:style-name="gr6" draw:text-style-name="P7" draw:layer="measurelines" svg:x1="30.473cm" svg:y1="16.398cm" svg:x2="32.895cm" svg:y2="16.398cm">
          <text:p/>
        </draw:line>
        <draw:line draw:style-name="gr7" draw:text-style-name="P7" draw:layer="measurelines" svg:x1="12.261cm" svg:y1="29.993cm" svg:x2="14.683cm" svg:y2="29.993cm">
          <text:p/>
        </draw:line>
        <draw:line draw:style-name="gr6" draw:text-style-name="P7" draw:layer="measurelines" svg:x1="12.061cm" svg:y1="29.775cm" svg:x2="14.483cm" svg:y2="29.775cm">
          <text:p/>
        </draw:line>
        <draw:line draw:style-name="gr6" draw:text-style-name="P7" draw:layer="measurelines" svg:x1="10.773cm" svg:y1="25.983cm" svg:x2="13.195cm" svg:y2="25.983cm">
          <text:p/>
        </draw:line>
        <draw:line draw:style-name="gr7" draw:text-style-name="P7" draw:layer="measurelines" svg:x1="10.791cm" svg:y1="26.2cm" svg:x2="13.213cm" svg:y2="26.2cm">
          <text:p/>
        </draw:line>
        <draw:line draw:style-name="gr6" draw:text-style-name="P7" draw:layer="measurelines" svg:x1="9.904cm" svg:y1="3.334cm" svg:x2="12.038cm" svg:y2="3.334cm">
          <text:p/>
        </draw:line>
        <draw:custom-shape draw:style-name="gr2" draw:text-style-name="P2" xml:id="id74" draw:id="id74" draw:layer="measurelines" svg:width="3.175cm" svg:height="1.905cm" svg:x="28.912cm" svg:y="33.353cm">
          <text:p text:style-name="P1">Discount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2.059cm" svg:y1="24.336cm" svg:x2="30.5cm" svg:y2="33.353cm" draw:start-shape="id57" draw:start-glue-point="2" draw:end-shape="id74" draw:end-glue-point="4" svg:d="M32059 24336v4508h-1559v4509" svg:viewBox="0 0 1560 9018">
          <text:p/>
        </draw:connector>
        <draw:custom-shape draw:style-name="gr2" draw:text-style-name="P2" xml:id="id75" draw:id="id75" draw:layer="measurelines" svg:width="3.175cm" svg:height="1.905cm" svg:x="3.153cm" svg:y="24.495cm">
          <text:p text:style-name="P1">Disc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.863cm" svg:y1="26.121cm" svg:x2="6.01cm" svg:y2="27.511cm" draw:start-shape="id75" draw:start-glue-point="9" draw:end-shape="id45" svg:d="M5863 26121v1390h147" svg:viewBox="0 0 148 1391">
          <text:p/>
        </draw:connector>
        <draw:connector draw:style-name="gr3" draw:text-style-name="P3" draw:layer="measurelines" svg:x1="20.685cm" svg:y1="7.032cm" svg:x2="14.1cm" svg:y2="10.271cm" draw:start-shape="id76" draw:start-glue-point="8" draw:end-shape="id37" draw:end-glue-point="1" svg:d="M20685 7032v3239h-6585" svg:viewBox="0 0 6586 3240">
          <text:p/>
        </draw:connector>
        <draw:custom-shape draw:style-name="gr23" draw:text-style-name="P2" xml:id="id77" draw:id="id77" draw:layer="measurelines" svg:width="2.797cm" svg:height="2.265cm" svg:x="15.499cm" svg:y="7.299cm">
          <text:p text:style-name="P1">Email</text:p>
          <text:p text:style-name="P1">Activation</text:p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14.1cm" svg:y1="10.271cm" svg:x2="15.499cm" svg:y2="8.431cm" draw:start-shape="id37" draw:end-shape="id77" svg:d="M14100 10271h699v-1840h700" svg:viewBox="0 0 1400 1841">
          <text:p/>
        </draw:connector>
        <draw:custom-shape draw:style-name="gr24" draw:text-style-name="P2" xml:id="id79" draw:id="id79" draw:layer="measurelines" svg:width="3.175cm" svg:height="2.858cm" svg:x="37.125cm" svg:y="7.033cm">
          <text:p text:style-name="P1">Sticky </text:p>
          <text:p text:style-name="P1">Bottom</text:p>
          <text:p text:style-name="P1">Addr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78" draw:id="id78" draw:layer="measurelines" svg:width="3.175cm" svg:height="2.858cm" svg:x="33.95cm" svg:y="1.317cm">
          <text:p text:style-name="P1">Sticky </text:p>
          <text:p text:style-name="P1">Bottom</text:p>
          <text:p text:style-name="P1">Targe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5.537cm" svg:y1="4.175cm" svg:x2="30.775cm" svg:y2="7.349cm" draw:start-shape="id78" draw:end-shape="id49" draw:end-glue-point="0" svg:d="M35537 4175v1588h-4762v1586" svg:viewBox="0 0 4763 3175">
          <text:p/>
        </draw:connector>
        <draw:connector draw:style-name="gr3" draw:text-style-name="P3" draw:layer="measurelines" svg:x1="37.125cm" svg:y1="8.462cm" svg:x2="32.997cm" svg:y2="8.143cm" draw:start-shape="id79" draw:end-shape="id49" draw:end-glue-point="1" svg:d="M37125 8462h-2064v-319h-2064" svg:viewBox="0 0 4129 320">
          <text:p/>
        </draw:connector>
        <draw:custom-shape draw:style-name="gr1" draw:text-style-name="P2" xml:id="id81" draw:id="id81" draw:layer="measurelines" svg:width="4.444cm" svg:height="1.588cm" svg:x="52.117cm" svg:y="22.589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2" draw:text-style-name="P2" xml:id="id84" draw:id="id84" draw:layer="measurelines" svg:width="3.175cm" svg:height="1.905cm" svg:x="54.975cm" svg:y="20.05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5" draw:id="id85" draw:layer="measurelines" svg:width="3.175cm" svg:height="1.905cm" svg:x="55.245cm" svg:y="24.33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80" draw:id="id80" draw:layer="measurelines" svg:width="5.398cm" svg:height="1.905cm" svg:x="49.577cm" svg:y="16.875cm">
          <text:p text:style-name="P1">First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82" draw:id="id82" draw:layer="measurelines" svg:width="5.398cm" svg:height="1.905cm" svg:x="45.45cm" svg:y="18.78cm">
          <text:p text:style-name="P1">Second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xml:id="id83" draw:id="id83" draw:layer="measurelines" svg:width="4.763cm" svg:height="1.905cm" svg:x="45.767cm" svg:y="22.272cm">
          <text:p text:style-name="P1">Third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2.276cm" svg:y1="18.78cm" svg:x2="54.339cm" svg:y2="22.589cm" draw:start-shape="id80" draw:end-shape="id81" svg:d="M52276 18780v1905h2063v1904" svg:viewBox="0 0 2064 3810">
          <text:p/>
        </draw:connector>
        <draw:connector draw:style-name="gr3" draw:text-style-name="P3" draw:layer="measurelines" svg:x1="50.848cm" svg:y1="19.732cm" svg:x2="52.117cm" svg:y2="23.383cm" draw:start-shape="id82" draw:end-shape="id81" svg:d="M50848 19732h635v3651h634" svg:viewBox="0 0 1270 3652">
          <text:p/>
        </draw:connector>
        <draw:connector draw:style-name="gr3" draw:text-style-name="P3" draw:layer="measurelines" svg:x1="50.53cm" svg:y1="23.224cm" svg:x2="52.117cm" svg:y2="23.383cm" draw:start-shape="id83" draw:end-shape="id81" svg:d="M50530 23224h794v159h793" svg:viewBox="0 0 1588 160">
          <text:p/>
        </draw:connector>
        <draw:connector draw:style-name="gr3" draw:text-style-name="P3" draw:layer="measurelines" svg:x1="55.44cm" svg:y1="20.329cm" svg:x2="54.339cm" svg:y2="22.589cm" draw:start-shape="id84" draw:start-glue-point="5" draw:end-shape="id81" svg:d="M55440 20329v-781h-1101v3041" svg:viewBox="0 0 1102 3042">
          <text:p/>
        </draw:connector>
        <draw:connector draw:style-name="gr3" draw:text-style-name="P3" draw:layer="measurelines" svg:x1="55.245cm" svg:y1="25.282cm" svg:x2="54.339cm" svg:y2="24.177cm" draw:start-shape="id85" draw:end-shape="id81" svg:d="M55245 25282h-906v-1105" svg:viewBox="0 0 907 1106">
          <text:p/>
        </draw:connector>
        <draw:custom-shape draw:style-name="gr2" draw:text-style-name="P2" xml:id="id86" draw:id="id86" draw:layer="measurelines" svg:width="3.175cm" svg:height="1.905cm" svg:x="51.482cm" svg:y="25.447cm">
          <text:p text:style-name="P1">Attemps to</text:p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4.339cm" svg:y1="24.177cm" svg:x2="53.069cm" svg:y2="25.447cm" draw:start-shape="id81" draw:end-shape="id86" draw:end-glue-point="0" svg:d="M54339 24177v635h-1270v635" svg:viewBox="0 0 1271 1271">
          <text:p/>
        </draw:connector>
        <draw:custom-shape draw:style-name="gr1" draw:text-style-name="P2" xml:id="id88" draw:id="id88" draw:layer="measurelines" svg:width="4.444cm" svg:height="1.588cm" svg:x="47.038cm" svg:y="33.385cm">
          <text:p text:style-name="P1">Orders</text:p>
          <draw:enhanced-geometry svg:viewBox="0 0 21600 21600" draw:type="rectangle" draw:enhanced-path="M 0 0 L 21600 0 21600 21600 0 21600 0 0 Z N"/>
        </draw:custom-shape>
        <draw:custom-shape draw:style-name="gr2" draw:text-style-name="P2" xml:id="id90" draw:id="id90" draw:layer="measurelines" svg:width="3.175cm" svg:height="1.905cm" svg:x="52.435cm" svg:y="37.195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7" draw:id="id87" draw:layer="measurelines" svg:width="3.175cm" svg:height="1.905cm" svg:x="50.848cm" svg:y="29.892cm">
          <text:p text:style-name="P1">Customer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9" draw:id="id89" draw:layer="measurelines" svg:width="3.175cm" svg:height="1.905cm" svg:x="53.705cm" svg:y="33.067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2.435cm" svg:y1="31.797cm" svg:x2="49.26cm" svg:y2="33.385cm" draw:start-shape="id87" draw:end-shape="id88" svg:d="M52435 31797v794h-3175v794" svg:viewBox="0 0 3176 1589">
          <text:p/>
        </draw:connector>
        <draw:connector draw:style-name="gr3" draw:text-style-name="P3" draw:layer="measurelines" svg:x1="53.705cm" svg:y1="34.02cm" svg:x2="51.482cm" svg:y2="34.179cm" draw:start-shape="id89" draw:start-glue-point="6" draw:end-shape="id88" svg:d="M53705 34020h-1112v159h-1111" svg:viewBox="0 0 2224 160">
          <text:p/>
        </draw:connector>
        <draw:connector draw:style-name="gr3" draw:text-style-name="P3" draw:layer="measurelines" svg:x1="54.022cm" svg:y1="37.195cm" svg:x2="49.26cm" svg:y2="34.973cm" draw:start-shape="id90" draw:end-shape="id88" svg:d="M54022 37195v-1111h-4762v-1111" svg:viewBox="0 0 4763 2223">
          <text:p/>
        </draw:connector>
        <draw:custom-shape draw:style-name="gr11" draw:text-style-name="P2" xml:id="id92" draw:id="id92" draw:layer="measurelines" svg:width="3.81cm" svg:height="2.54cm" svg:x="42.91cm" svg:y="28.622cm">
          <text:p text:style-name="P1">Payment</text:p>
          <text:p text:style-name="P1">Tracking</text:p>
          <text:p text:style-name="P1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1" draw:id="id91" draw:layer="measurelines" svg:width="3.175cm" svg:height="1.905cm" svg:x="41.005cm" svg:y="37.83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4.18cm" svg:y1="38.782cm" svg:x2="47.038cm" svg:y2="34.179cm" draw:start-shape="id91" draw:end-shape="id88" svg:d="M44180 38782h1429v-4603h1429" svg:viewBox="0 0 2859 4604">
          <text:p/>
        </draw:connector>
        <draw:connector draw:style-name="gr3" draw:text-style-name="P3" draw:layer="measurelines" svg:x1="44.815cm" svg:y1="31.162cm" svg:x2="49.26cm" svg:y2="33.385cm" draw:start-shape="id92" draw:end-shape="id88" svg:d="M44815 31162v1112h4445v1111" svg:viewBox="0 0 4446 2224">
          <text:p/>
        </draw:connector>
        <draw:custom-shape draw:style-name="gr27" draw:text-style-name="P2" xml:id="id93" draw:id="id93" draw:layer="measurelines" svg:width="3.175cm" svg:height="2.54cm" svg:x="46.72cm" svg:y="38.147cm">
          <text:p text:style-name="P1">Payment</text:p>
          <text:p text:style-name="P1">Status</text:p>
          <text:p text:style-name="P1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9.26cm" svg:y1="34.973cm" svg:x2="48.307cm" svg:y2="38.147cm" draw:start-shape="id88" draw:end-shape="id93" svg:d="M49260 34973v1587h-953v1587" svg:viewBox="0 0 954 3175">
          <text:p/>
        </draw:connector>
        <draw:line draw:style-name="gr6" draw:text-style-name="P7" draw:layer="measurelines" svg:x1="52.752cm" svg:y1="38.782cm" svg:x2="55.174cm" svg:y2="38.782cm">
          <text:p/>
        </draw:line>
        <draw:line draw:style-name="gr7" draw:text-style-name="P7" draw:layer="measurelines" svg:x1="51.165cm" svg:y1="31.48cm" svg:x2="53.587cm" svg:y2="31.48cm">
          <text:p/>
        </draw:line>
        <draw:line draw:style-name="gr6" draw:text-style-name="P7" draw:layer="measurelines" svg:x1="55.68cm" svg:y1="25.917cm" svg:x2="58.102cm" svg:y2="25.917cm">
          <text:p/>
        </draw:line>
        <draw:custom-shape draw:style-name="gr2" draw:text-style-name="P2" xml:id="id94" draw:id="id94" draw:layer="measurelines" svg:width="3.175cm" svg:height="1.905cm" svg:x="41.322cm" svg:y="32.75cm">
          <text:p text:style-name="P1">Post </text:p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4.497cm" svg:y1="33.702cm" svg:x2="47.038cm" svg:y2="34.179cm" draw:start-shape="id94" draw:end-shape="id88" svg:d="M44497 33702h1271v477h1270" svg:viewBox="0 0 2542 478">
          <text:p/>
        </draw:connector>
        <draw:custom-shape draw:style-name="gr1" draw:text-style-name="P2" xml:id="id96" draw:id="id96" draw:layer="measurelines" svg:width="4.444cm" svg:height="1.588cm" svg:x="50.53cm" svg:y="6.397cm">
          <text:p text:style-name="P1">Ticket</text:p>
          <draw:enhanced-geometry svg:viewBox="0 0 21600 21600" draw:type="rectangle" draw:enhanced-path="M 0 0 L 21600 0 21600 21600 0 21600 0 0 Z N"/>
        </draw:custom-shape>
        <draw:custom-shape draw:style-name="gr2" draw:text-style-name="P2" xml:id="id97" draw:id="id97" draw:layer="measurelines" svg:width="3.175cm" svg:height="1.905cm" svg:x="45.132cm" svg:y="8.302cm">
          <text:p text:style-name="P1">su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5" draw:id="id95" draw:layer="measurelines" svg:width="3.175cm" svg:height="1.905cm" svg:x="44.497cm" svg:y="5.127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8" draw:id="id98" draw:layer="measurelines" svg:width="3.175cm" svg:height="1.905cm" svg:x="54.974cm" svg:y="3.222cm">
          <text:p text:style-name="P1">Name</text:p>
          <text:p text:style-name="P1">fam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7.672cm" svg:y1="6.08cm" svg:x2="50.53cm" svg:y2="7.191cm" draw:start-shape="id95" draw:start-glue-point="10" draw:end-shape="id96" svg:d="M47672 6080h1429v1111h1429" svg:viewBox="0 0 2859 1112">
          <text:p/>
        </draw:connector>
        <draw:connector draw:style-name="gr3" draw:text-style-name="P3" draw:layer="measurelines" svg:x1="48.307cm" svg:y1="9.255cm" svg:x2="52.752cm" svg:y2="7.985cm" draw:start-shape="id97" draw:start-glue-point="10" draw:end-shape="id96" draw:end-glue-point="2" svg:d="M48307 9255h4445v-1270" svg:viewBox="0 0 4446 1271">
          <text:p/>
        </draw:connector>
        <draw:connector draw:style-name="gr3" draw:text-style-name="P3" draw:layer="measurelines" svg:x1="56.561cm" svg:y1="5.127cm" svg:x2="52.752cm" svg:y2="6.397cm" draw:start-shape="id98" draw:start-glue-point="2" draw:end-shape="id96" svg:d="M56561 5127v635h-3809v635" svg:viewBox="0 0 3810 1271">
          <text:p/>
        </draw:connector>
        <draw:custom-shape draw:style-name="gr28" draw:text-style-name="P2" xml:id="id99" draw:id="id99" draw:layer="measurelines" svg:width="3.492cm" svg:height="1.905cm" svg:x="47.355cm" svg:y="11.16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0" draw:id="id100" draw:layer="measurelines" svg:width="3.175cm" svg:height="1.905cm" svg:x="51.482cm" svg:y="11.16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9.101cm" svg:y1="11.16cm" svg:x2="52.752cm" svg:y2="7.985cm" draw:start-shape="id99" draw:start-glue-point="4" draw:end-shape="id96" draw:end-glue-point="2" svg:d="M49101 11160v-1588h3651v-1587" svg:viewBox="0 0 3652 3176">
          <text:p/>
        </draw:connector>
        <draw:connector draw:style-name="gr3" draw:text-style-name="P3" draw:layer="measurelines" svg:x1="53.069cm" svg:y1="11.16cm" svg:x2="52.752cm" svg:y2="7.985cm" draw:start-shape="id100" draw:end-shape="id96" draw:end-glue-point="2" svg:d="M53069 11160v-1588h-317v-1587" svg:viewBox="0 0 318 3176">
          <text:p/>
        </draw:connector>
        <draw:custom-shape draw:style-name="gr2" draw:text-style-name="P2" xml:id="id101" draw:id="id101" draw:layer="measurelines" svg:width="3.175cm" svg:height="1.905cm" svg:x="49.259cm" svg:y="2.27cm">
          <text:p text:style-name="P1">main</text:p>
          <text:p text:style-name="P1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0.847cm" svg:y1="4.175cm" svg:x2="52.752cm" svg:y2="6.397cm" draw:start-shape="id101" draw:start-glue-point="8" draw:end-shape="id96" draw:end-glue-point="0" svg:d="M50847 4175v1111h1905v1111" svg:viewBox="0 0 1906 2223">
          <text:p/>
        </draw:connector>
        <draw:custom-shape draw:style-name="gr2" draw:text-style-name="P2" xml:id="id102" draw:id="id102" draw:layer="measurelines" svg:width="3.175cm" svg:height="1.905cm" svg:x="54.657cm" svg:y="7.985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4.974cm" svg:y1="7.191cm" svg:x2="56.244cm" svg:y2="7.985cm" draw:start-shape="id96" draw:start-glue-point="1" draw:end-shape="id102" svg:d="M54974 7191h1270v794" svg:viewBox="0 0 1271 795">
          <text:p/>
        </draw:connector>
        <draw:line draw:style-name="gr6" draw:text-style-name="P7" draw:layer="measurelines" svg:x1="47.772cm" svg:y1="12.747cm" svg:x2="50.194cm" svg:y2="12.747cm">
          <text:p/>
        </draw:line>
        <draw:line draw:style-name="gr6" draw:text-style-name="P7" draw:layer="measurelines" svg:x1="44.932cm" svg:y1="6.715cm" svg:x2="47.354cm" svg:y2="6.715cm">
          <text:p/>
        </draw:line>
      </draw:page>
      <draw:page draw:name="page3" draw:style-name="dp1" draw:master-page-name="Default">
        <draw:line draw:style-name="gr29" draw:text-style-name="P7" draw:layer="layout" svg:x1="22.652cm" svg:y1="39.297cm" svg:x2="56.307cm" svg:y2="39.297cm">
          <text:p/>
        </draw:line>
        <draw:line draw:style-name="gr29" draw:text-style-name="P7" draw:layer="layout" svg:x1="48.169cm" svg:y1="9.452cm" svg:x2="48.169cm" svg:y2="12.627cm">
          <text:p/>
        </draw:line>
        <draw:line draw:style-name="gr29" draw:text-style-name="P7" draw:layer="layout" svg:x1="48.269cm" svg:y1="9.435cm" svg:x2="48.269cm" svg:y2="12.61cm">
          <text:p/>
        </draw:line>
        <draw:line draw:style-name="gr29" draw:text-style-name="P7" draw:layer="layout" svg:x1="48.052cm" svg:y1="4.389cm" svg:x2="48.052cm" svg:y2="7.564cm">
          <text:p/>
        </draw:line>
        <draw:line draw:style-name="gr29" draw:text-style-name="P7" draw:layer="layout" svg:x1="48.152cm" svg:y1="4.372cm" svg:x2="48.152cm" svg:y2="7.547cm">
          <text:p/>
        </draw:line>
        <draw:custom-shape draw:style-name="gr1" draw:text-style-name="P2" xml:id="id103" draw:id="id103" draw:layer="layout" svg:width="4.444cm" svg:height="1.588cm" svg:x="46.025cm" svg:y="20.31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05" draw:id="id105" draw:layer="layout" svg:width="4.444cm" svg:height="1.588cm" svg:x="51.6cm" svg:y="11.326cm">
          <text:p text:style-name="P1">Cart List</text:p>
          <draw:enhanced-geometry svg:viewBox="0 0 21600 21600" draw:type="rectangle" draw:enhanced-path="M 0 0 L 21600 0 21600 21600 0 21600 0 0 Z N"/>
        </draw:custom-shape>
        <draw:custom-shape draw:style-name="gr1" draw:text-style-name="P2" xml:id="id107" draw:id="id107" draw:layer="layout" svg:width="4.444cm" svg:height="1.588cm" svg:x="26.993cm" svg:y="20.309cm">
          <text:p text:style-name="P1">Order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0.469cm" svg:y1="21.104cm" svg:x2="51.901cm" svg:y2="20.882cm" draw:start-shape="id103" draw:end-shape="id104" draw:end-glue-point="5" svg:d="M50469 21104h716v-222h716" svg:viewBox="0 0 1433 223">
          <text:p/>
        </draw:connector>
        <draw:connector draw:style-name="gr3" draw:text-style-name="P3" draw:layer="layout" svg:x1="55.335cm" svg:y1="18.659cm" svg:x2="53.822cm" svg:y2="12.914cm" draw:end-shape="id105" draw:end-glue-point="2" svg:d="M55335 18659v-2622h-1513v-3123" svg:viewBox="0 0 1514 5746">
          <text:p/>
        </draw:connector>
        <draw:custom-shape draw:style-name="gr30" draw:text-style-name="P11" draw:layer="layout" svg:width="0.97cm" svg:height="0.953cm" svg:x="51.462cm" svg:y="19.792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42.227cm" svg:y1="21.21cm" svg:x2="46.025cm" svg:y2="21.104cm" draw:start-shape="id106" draw:start-glue-point="7" draw:end-shape="id103" svg:d="M42227 21210h1900v-106h1898" svg:viewBox="0 0 3799 107">
          <text:p/>
        </draw:connector>
        <draw:connector draw:style-name="gr3" draw:text-style-name="P3" draw:layer="layout" svg:x1="35.559cm" svg:y1="21.21cm" svg:x2="31.437cm" svg:y2="21.103cm" draw:start-shape="id106" draw:start-glue-point="5" draw:end-shape="id107" svg:d="M35559 21210h-2061v-107h-2061" svg:viewBox="0 0 4123 108">
          <text:p/>
        </draw:connector>
        <draw:custom-shape draw:style-name="gr31" draw:text-style-name="P11" draw:layer="layout" svg:width="0.953cm" svg:height="0.953cm" svg:x="42.231cm" svg:y="20.109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11" draw:layer="layout" svg:width="0.953cm" svg:height="0.953cm" svg:x="34.717cm" svg:y="19.929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09" draw:id="id109" draw:layer="layout" svg:width="4.444cm" svg:height="1.588cm" svg:x="46.054cm" svg:y="12.309cm">
          <text:p text:style-name="P1">Ticke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8.37cm" svg:y1="18.659cm" svg:x2="48.247cm" svg:y2="20.31cm" draw:start-shape="id108" draw:start-glue-point="6" draw:end-shape="id103" draw:end-glue-point="0" svg:d="M48370 18659v826h-123v825" svg:viewBox="0 0 124 1652">
          <text:p/>
        </draw:connector>
        <draw:connector draw:style-name="gr3" draw:text-style-name="P3" draw:layer="layout" svg:x1="48.276cm" svg:y1="13.897cm" svg:x2="48.37cm" svg:y2="15.484cm" draw:start-shape="id109" draw:start-glue-point="2" draw:end-shape="id108" draw:end-glue-point="4" svg:d="M48276 13897v793h94v794" svg:viewBox="0 0 95 1588">
          <text:p/>
        </draw:connector>
        <draw:custom-shape draw:style-name="gr30" draw:text-style-name="P11" draw:layer="layout" svg:width="0.97cm" svg:height="0.953cm" svg:x="48.464cm" svg:y="18.587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11" draw:layer="layout" svg:width="0.953cm" svg:height="0.953cm" svg:x="48.464cm" svg:y="14.594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2" xml:id="id110" draw:id="id110" draw:layer="layout" svg:width="4.082cm" svg:height="2.722cm" svg:x="40.194cm" svg:y="26.515cm">
          <text:p text:style-name="P1">Wr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8.247cm" svg:y1="21.898cm" svg:x2="42.235cm" svg:y2="26.515cm" draw:start-shape="id103" draw:start-glue-point="2" draw:end-shape="id110" svg:d="M48247 21898v2309h-6012v2308" svg:viewBox="0 0 6013 4618">
          <text:p/>
        </draw:connector>
        <draw:connector draw:style-name="gr3" draw:text-style-name="P3" draw:layer="layout" svg:x1="42.235cm" svg:y1="29.237cm" svg:x2="42.264cm" svg:y2="36.174cm" draw:start-shape="id110" draw:start-glue-point="6" draw:end-shape="id111" draw:end-glue-point="0" svg:d="M42235 29237v3469h29v3468" svg:viewBox="0 0 30 6938">
          <text:p/>
        </draw:connector>
        <draw:custom-shape draw:style-name="gr30" draw:text-style-name="P11" draw:layer="layout" svg:width="0.97cm" svg:height="0.953cm" svg:x="41.012cm" svg:y="25.354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11" draw:layer="layout" svg:width="0.953cm" svg:height="0.953cm" svg:x="41.211cm" svg:y="29.464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3" draw:text-style-name="P12" xml:id="id112" draw:id="id112" draw:layer="layout" svg:width="4.763cm" svg:height="3.175cm" svg:x="50.484cm" svg:y="27.8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" draw:layer="layout" svg:width="4.082cm" svg:height="2.722cm" svg:x="50.854cm" svg:y="28.055cm">
          <text:p text:style-name="P1">Wr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1" draw:layer="layout" svg:width="0.97cm" svg:height="0.953cm" svg:x="53.224cm" svg:y="26.977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11" draw:layer="layout" svg:width="0.953cm" svg:height="0.953cm" svg:x="53.024cm" svg:y="30.987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48.247cm" svg:y1="21.898cm" svg:x2="52.866cm" svg:y2="27.829cm" draw:start-shape="id103" draw:start-glue-point="2" draw:end-shape="id112" draw:end-glue-point="4" svg:d="M48247 21898v2965h4619v2966" svg:viewBox="0 0 4620 5932">
          <text:p/>
        </draw:connector>
        <draw:connector draw:style-name="gr3" draw:text-style-name="P3" draw:layer="layout" svg:x1="52.865cm" svg:y1="31.004cm" svg:x2="53.659cm" svg:y2="38.392cm" draw:start-shape="id112" draw:end-shape="id113" draw:end-glue-point="0" svg:d="M52865 31004v3694h794v3694" svg:viewBox="0 0 795 7389">
          <text:p/>
        </draw:connector>
        <draw:custom-shape draw:style-name="gr1" draw:text-style-name="P2" xml:id="id120" draw:id="id120" draw:layer="layout" svg:width="4.444cm" svg:height="1.588cm" svg:x="26.958cm" svg:y="30.351cm">
          <text:p text:style-name="P1">Order Items</text:p>
          <draw:enhanced-geometry svg:viewBox="0 0 21600 21600" draw:type="rectangle" draw:enhanced-path="M 0 0 L 21600 0 21600 21600 0 21600 0 0 Z N"/>
        </draw:custom-shape>
        <draw:custom-shape draw:style-name="gr34" draw:text-style-name="P2" xml:id="id111" draw:id="id111" draw:layer="layout" svg:width="5.08cm" svg:height="2.222cm" svg:x="39.724cm" svg:y="36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4.444cm" svg:height="1.588cm" svg:x="40.042cm" svg:y="36.491cm">
          <text:p text:style-name="P8">Comment</text:p>
          <text:p text:style-name="P8">Wait to Confirm</text:p>
          <draw:enhanced-geometry svg:viewBox="0 0 21600 21600" draw:type="rectangle" draw:enhanced-path="M 0 0 L 21600 0 21600 21600 0 21600 0 0 Z N"/>
        </draw:custom-shape>
        <draw:custom-shape draw:style-name="gr34" draw:text-style-name="P2" xml:id="id113" draw:id="id113" draw:layer="layout" svg:width="5.08cm" svg:height="2.222cm" svg:x="51.119cm" svg:y="38.3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4.444cm" svg:height="1.588cm" svg:x="51.437cm" svg:y="38.709cm">
          <text:p text:style-name="P8">Comment</text:p>
          <text:p text:style-name="P8">Verified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3.175cm" svg:height="2.222cm" svg:x="27.427cm" svg:y="25.072cm">
          <text:p text:style-name="P1">Ha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9" draw:text-style-name="P7" draw:layer="layout" svg:x1="28.914cm" svg:y1="21.897cm" svg:x2="28.914cm" svg:y2="25.072cm">
          <text:p/>
        </draw:line>
        <draw:line draw:style-name="gr29" draw:text-style-name="P7" draw:layer="layout" svg:x1="29.014cm" svg:y1="21.898cm" svg:x2="29.014cm" svg:y2="25.073cm">
          <text:p/>
        </draw:line>
        <draw:line draw:style-name="gr29" draw:text-style-name="P7" draw:layer="layout" svg:x1="28.914cm" svg:y1="27.294cm" svg:x2="28.914cm" svg:y2="30.469cm">
          <text:p/>
        </draw:line>
        <draw:line draw:style-name="gr29" draw:text-style-name="P7" draw:layer="layout" svg:x1="29.014cm" svg:y1="27.277cm" svg:x2="29.014cm" svg:y2="30.452cm">
          <text:p/>
        </draw:line>
        <draw:custom-shape draw:style-name="gr31" draw:text-style-name="P11" draw:layer="layout" svg:width="0.953cm" svg:height="0.953cm" svg:x="29.331cm" svg:y="27.294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11" draw:layer="layout" svg:width="0.97cm" svg:height="0.953cm" svg:x="29.314cm" svg:y="24.119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16" draw:id="id116" draw:layer="layout" svg:width="4.444cm" svg:height="1.588cm" svg:x="15.99cm" svg:y="30.489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3.175cm" svg:height="2.222cm" svg:x="22.334cm" svg:y="30.09cm">
          <text:p text:style-name="P1">Add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444cm" svg:height="1.588cm" svg:x="45.848cm" svg:y="3.419cm">
          <text:p text:style-name="P1">Ticket</text:p>
          <text:p text:style-name="P1">Messages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4.445cm" svg:height="2.54cm" svg:x="45.922cm" svg:y="7.012cm">
          <text:p text:style-name="P1">Add or </text:p>
          <text:p text:style-name="P1">Write-Rea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1" draw:layer="layout" svg:width="0.97cm" svg:height="0.953cm" svg:x="48.387cm" svg:y="9.552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11" draw:layer="layout" svg:width="0.953cm" svg:height="0.953cm" svg:x="48.369cm" svg:y="6.076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15" draw:id="id115" draw:layer="layout" svg:width="4.444cm" svg:height="1.588cm" svg:x="16.029cm" svg:y="12.009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4.445cm" svg:height="2.54cm" svg:x="32.594cm" svg:y="11.674cm">
          <text:p text:style-name="P1">Hand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9" draw:text-style-name="P7" draw:layer="layout" svg:x1="46.147cm" svg:y1="12.944cm" svg:x2="36.939cm" svg:y2="12.944cm">
          <text:p/>
        </draw:line>
        <draw:line draw:style-name="gr29" draw:text-style-name="P7" draw:layer="layout" svg:x1="46.147cm" svg:y1="13.044cm" svg:x2="36.939cm" svg:y2="13.044cm">
          <text:p/>
        </draw:line>
        <draw:line draw:style-name="gr29" draw:text-style-name="P7" draw:layer="layout" svg:x1="32.694cm" svg:y1="13.044cm" svg:x2="20.429cm" svg:y2="12.944cm">
          <text:p/>
        </draw:line>
        <draw:custom-shape draw:style-name="gr31" draw:text-style-name="P11" draw:layer="layout" svg:width="0.953cm" svg:height="0.953cm" svg:x="37.056cm" svg:y="11.874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11" draw:layer="layout" svg:width="0.953cm" svg:height="0.953cm" svg:x="31.642cm" svg:y="11.874cm">
          <text:p text:style-name="P10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9" draw:text-style-name="P7" draw:layer="layout" svg:x1="32.695cm" svg:y1="12.944cm" svg:x2="20.43cm" svg:y2="12.844cm">
          <text:p/>
        </draw:line>
        <draw:line draw:style-name="gr29" draw:text-style-name="P7" draw:layer="layout" svg:x1="25.309cm" svg:y1="31.159cm" svg:x2="26.897cm" svg:y2="31.159cm">
          <text:p/>
        </draw:line>
        <draw:line draw:style-name="gr29" draw:text-style-name="P7" draw:layer="layout" svg:x1="25.309cm" svg:y1="31.259cm" svg:x2="26.897cm" svg:y2="31.259cm">
          <text:p/>
        </draw:line>
        <draw:line draw:style-name="gr29" draw:text-style-name="P7" draw:layer="layout" svg:x1="22.334cm" svg:y1="31.259cm" svg:x2="20.429cm" svg:y2="31.259cm">
          <text:p/>
        </draw:line>
        <draw:line draw:style-name="gr29" draw:text-style-name="P7" draw:layer="layout" svg:x1="22.335cm" svg:y1="31.159cm" svg:x2="20.43cm" svg:y2="31.159cm">
          <text:p/>
        </draw:line>
        <draw:custom-shape draw:style-name="gr31" draw:text-style-name="P11" draw:layer="layout" svg:width="0.953cm" svg:height="0.953cm" svg:x="21.599cm" svg:y="29.989cm">
          <text:p text:style-name="P10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11" draw:layer="layout" svg:width="0.953cm" svg:height="0.953cm" svg:x="25.409cm" svg:y="30.071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" draw:text-style-name="P2" draw:layer="layout" svg:width="3.175cm" svg:height="2.54cm" svg:x="21.064cm" svg:y="18.542cm">
          <text:p text:style-name="P1">Add or</text:p>
          <text:p text:style-name="P1">Dele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9" draw:text-style-name="P7" draw:layer="layout" svg:x1="18.207cm" svg:y1="13.579cm" svg:x2="22.652cm" svg:y2="18.659cm">
          <text:p/>
        </draw:line>
        <draw:line draw:style-name="gr29" draw:text-style-name="P7" draw:layer="layout" svg:x1="18.108cm" svg:y1="13.679cm" svg:x2="22.553cm" svg:y2="18.759cm">
          <text:p/>
        </draw:line>
        <draw:custom-shape draw:style-name="gr30" draw:text-style-name="P11" draw:layer="layout" svg:width="0.97cm" svg:height="0.953cm" svg:x="22.834cm" svg:y="17.607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1" draw:layer="layout" svg:width="0.953cm" svg:height="0.952cm" svg:x="22.969cm" svg:y="20.882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9" draw:text-style-name="P7" draw:layer="layout" svg:x1="18.524cm" svg:y1="30.407cm" svg:x2="22.652cm" svg:y2="20.882cm">
          <text:p/>
        </draw:line>
        <draw:line draw:style-name="gr29" draw:text-style-name="P7" draw:layer="layout" svg:x1="18.624cm" svg:y1="30.408cm" svg:x2="22.752cm" svg:y2="20.883cm">
          <text:p/>
        </draw:line>
        <draw:custom-shape draw:style-name="gr37" draw:text-style-name="P2" xml:id="id114" draw:id="id114" draw:layer="layout" svg:width="3.175cm" svg:height="2.538cm" svg:x="13.444cm" svg:y="18.661cm">
          <text:p text:style-name="P1">Modif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5.031cm" svg:y1="18.661cm" svg:x2="18.251cm" svg:y2="13.597cm" draw:start-shape="id114" draw:end-shape="id115" draw:end-glue-point="2" svg:d="M15031 18661v-2532h3220v-2532" svg:viewBox="0 0 3221 5065">
          <text:p/>
        </draw:connector>
        <draw:connector draw:style-name="gr3" draw:text-style-name="P3" draw:layer="layout" svg:x1="15.031cm" svg:y1="21.199cm" svg:x2="18.212cm" svg:y2="30.489cm" draw:start-shape="id114" draw:end-shape="id116" draw:end-glue-point="0" svg:d="M15031 21199v4646h3181v4644" svg:viewBox="0 0 3182 9291">
          <text:p/>
        </draw:connector>
        <draw:custom-shape draw:style-name="gr38" draw:text-style-name="P11" draw:layer="layout" svg:width="0.953cm" svg:height="0.952cm" svg:x="13.962cm" svg:y="21.199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1" draw:layer="layout" svg:width="0.953cm" svg:height="0.952cm" svg:x="13.962cm" svg:y="17.699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9" xml:id="id118" draw:id="id118" draw:layer="layout" svg:width="4.444cm" svg:height="1.588cm" svg:x="16.302cm" svg:y="3.101cm">
          <text:p text:style-name="P8">Banners URL</text:p>
          <draw:enhanced-geometry svg:viewBox="0 0 21600 21600" draw:type="rectangle" draw:enhanced-path="M 0 0 L 21600 0 21600 21600 0 21600 0 0 Z N"/>
        </draw:custom-shape>
        <draw:custom-shape draw:style-name="gr37" draw:text-style-name="P2" xml:id="id117" draw:id="id117" draw:layer="layout" svg:width="3.175cm" svg:height="2.538cm" svg:x="16.937cm" svg:y="6.912cm">
          <text:p text:style-name="P1">Modif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8.525cm" svg:y1="9.45cm" svg:x2="18.251cm" svg:y2="12.009cm" draw:start-shape="id117" draw:start-glue-point="6" draw:end-shape="id115" draw:end-glue-point="0" svg:d="M18525 9450v1280h-274v1279" svg:viewBox="0 0 275 2560">
          <text:p/>
        </draw:connector>
        <draw:connector draw:style-name="gr3" draw:text-style-name="P3" draw:layer="layout" svg:x1="18.525cm" svg:y1="6.912cm" svg:x2="18.524cm" svg:y2="4.689cm" draw:start-shape="id117" draw:start-glue-point="4" draw:end-shape="id118" svg:d="M18525 6912v-1111h-1v-1112" svg:viewBox="0 0 2 2224">
          <text:p/>
        </draw:connector>
        <draw:custom-shape draw:style-name="gr38" draw:text-style-name="P11" draw:layer="layout" svg:width="0.953cm" svg:height="0.952cm" svg:x="17.462cm" svg:y="9.399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1" draw:layer="layout" svg:width="0.953cm" svg:height="0.952cm" svg:x="17.462cm" svg:y="5.899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2" xml:id="id119" draw:id="id119" draw:layer="layout" svg:width="3.81cm" svg:height="3.172cm" svg:x="6.777cm" svg:y="18.662cm">
          <text:p text:style-name="P1">Modify</text:p>
          <text:p text:style-name="P1">or</text:p>
          <text:p text:style-name="P1">Dele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8.682cm" svg:y1="18.662cm" svg:x2="16.029cm" svg:y2="12.803cm" draw:start-shape="id119" draw:start-glue-point="4" draw:end-shape="id115" draw:end-glue-point="3" svg:d="M8682 18662v-5859h7347" svg:viewBox="0 0 7348 5860">
          <text:p/>
        </draw:connector>
        <draw:connector draw:style-name="gr3" draw:text-style-name="P3" draw:layer="layout" draw:line-skew="2.094cm" svg:x1="8.682cm" svg:y1="21.834cm" svg:x2="29.18cm" svg:y2="31.939cm" draw:start-shape="id119" draw:start-glue-point="6" draw:end-shape="id120" draw:end-glue-point="2" svg:d="M8682 21834v12700h20498v-2595" svg:viewBox="0 0 20499 12701">
          <text:p/>
        </draw:connector>
        <draw:custom-shape draw:style-name="gr38" draw:text-style-name="P11" draw:layer="layout" svg:width="0.953cm" svg:height="0.952cm" svg:x="7.411cm" svg:y="21.834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1" draw:layer="layout" svg:width="0.953cm" svg:height="0.952cm" svg:x="7.412cm" svg:y="17.707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2" xml:id="id121" draw:id="id121" draw:layer="layout" svg:width="3.81cm" svg:height="3.172cm" svg:x="25.509cm" svg:y="14.532cm">
          <text:p text:style-name="P1">Modify</text:p>
          <text:p text:style-name="P1">or</text:p>
          <text:p text:style-name="P1">Dele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20.473cm" svg:y1="12.803cm" svg:x2="25.509cm" svg:y2="16.118cm" draw:start-shape="id115" draw:end-shape="id121" svg:d="M20473 12803h2518v3315h2518" svg:viewBox="0 0 5037 3316">
          <text:p/>
        </draw:connector>
        <draw:connector draw:style-name="gr3" draw:text-style-name="P3" draw:layer="layout" svg:x1="27.414cm" svg:y1="17.704cm" svg:x2="29.215cm" svg:y2="20.309cm" draw:start-shape="id121" draw:start-glue-point="6" draw:end-shape="id107" draw:end-glue-point="0" svg:d="M27414 17704v1303h1801v1302" svg:viewBox="0 0 1802 2606">
          <text:p/>
        </draw:connector>
        <draw:custom-shape draw:style-name="gr38" draw:text-style-name="P11" draw:layer="layout" svg:width="0.953cm" svg:height="0.952cm" svg:x="24.557cm" svg:y="15.067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1" draw:layer="layout" svg:width="0.953cm" svg:height="0.952cm" svg:x="27.549cm" svg:y="17.824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0" draw:text-style-name="P12" xml:id="id106" draw:id="id106" draw:layer="layout" svg:width="6.668cm" svg:height="4.445cm" svg:x="35.559cm" svg:y="18.9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9" draw:layer="layout" svg:width="5.715cm" svg:height="3.81cm" svg:x="36.077cm" svg:y="19.304cm">
          <text:p text:style-name="P8">Buy / Request</text:p>
          <text:p text:style-name="P8">Ord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2" xml:id="id104" draw:id="id104" draw:layer="layout" svg:width="6.668cm" svg:height="4.445cm" svg:x="51.901cm" svg:y="18.6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9" draw:layer="layout" svg:width="5.715cm" svg:height="3.81cm" svg:x="52.419cm" svg:y="18.976cm">
          <text:p text:style-name="P8">Select/Add</text:p>
          <text:p text:style-name="P8">Produ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2" xml:id="id108" draw:id="id108" draw:layer="layout" svg:width="4.445cm" svg:height="3.175cm" svg:x="46.147cm" svg:y="15.4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9" draw:layer="layout" svg:width="3.81cm" svg:height="2.722cm" svg:x="46.492cm" svg:y="15.71cm">
          <text:p text:style-name="P8">Write/Cre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2" draw:layer="layout" svg:width="3.81cm" svg:height="3.172cm" svg:x="1.062cm" svg:y="18.663cm">
          <text:p text:style-name="P1">Reject or</text:p>
          <text:p text:style-name="P1">Accep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9" draw:text-style-name="P7" draw:layer="layout" svg:x1="2.967cm" svg:y1="18.659cm" svg:x2="2.967cm" svg:y2="12.309cm">
          <text:p/>
        </draw:line>
        <draw:line draw:style-name="gr29" draw:text-style-name="P7" draw:layer="layout" svg:x1="2.967cm" svg:y1="21.834cm" svg:x2="2.967cm" svg:y2="37.392cm">
          <text:p/>
        </draw:line>
        <draw:line draw:style-name="gr29" draw:text-style-name="P7" draw:layer="layout" svg:x1="3.067cm" svg:y1="21.834cm" svg:x2="3.067cm" svg:y2="37.392cm">
          <text:p/>
        </draw:line>
        <draw:line draw:style-name="gr29" draw:text-style-name="P7" draw:layer="layout" svg:x1="2.967cm" svg:y1="37.392cm" svg:x2="39.797cm" svg:y2="37.392cm">
          <text:p/>
        </draw:line>
        <draw:line draw:style-name="gr29" draw:text-style-name="P7" draw:layer="layout" svg:x1="2.967cm" svg:y1="37.292cm" svg:x2="39.797cm" svg:y2="37.292cm">
          <text:p/>
        </draw:line>
        <draw:line draw:style-name="gr29" draw:text-style-name="P7" draw:layer="layout" svg:x1="3.067cm" svg:y1="18.659cm" svg:x2="3.067cm" svg:y2="12.309cm">
          <text:p/>
        </draw:line>
        <draw:line draw:style-name="gr29" draw:text-style-name="P7" draw:layer="layout" svg:x1="2.967cm" svg:y1="12.309cm" svg:x2="15.984cm" svg:y2="12.309cm">
          <text:p/>
        </draw:line>
        <draw:line draw:style-name="gr29" draw:text-style-name="P7" draw:layer="layout" svg:x1="2.968cm" svg:y1="12.409cm" svg:x2="15.985cm" svg:y2="12.409cm">
          <text:p/>
        </draw:line>
        <draw:line draw:style-name="gr29" draw:text-style-name="P7" draw:layer="layout" svg:x1="16.302cm" svg:y1="11.992cm" svg:x2="1cm" svg:y2="11.992cm">
          <text:p/>
        </draw:line>
        <draw:line draw:style-name="gr29" draw:text-style-name="P7" draw:layer="layout" svg:x1="0.839cm" svg:y1="11.992cm" svg:x2="0.839cm" svg:y2="39.297cm">
          <text:p/>
        </draw:line>
        <draw:custom-shape draw:style-name="gr39" draw:text-style-name="P2" draw:layer="layout" svg:width="3.81cm" svg:height="3.172cm" svg:x="18.842cm" svg:y="37.709cm">
          <text:p text:style-name="P1">Add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9" draw:text-style-name="P7" draw:layer="layout" svg:x1="0.682cm" svg:y1="39.297cm" svg:x2="18.842cm" svg:y2="39.297cm">
          <text:p/>
        </draw:line>
        <draw:custom-shape draw:style-name="gr38" draw:text-style-name="P11" draw:layer="layout" svg:width="0.953cm" svg:height="0.952cm" svg:x="1.812cm" svg:y="17.707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1" draw:layer="layout" svg:width="0.953cm" svg:height="0.952cm" svg:x="1.711cm" svg:y="21.834cm">
          <text:p text:style-name="P10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11" draw:layer="layout" svg:width="0.953cm" svg:height="0.953cm" svg:x="17.999cm" svg:y="39.489cm">
          <text:p text:style-name="P10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11" draw:layer="layout" svg:width="0.953cm" svg:height="0.953cm" svg:x="22.984cm" svg:y="39.584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6" draw:layer="layout" svg:width="10.478cm" svg:height="1.8cm" svg:x="24.689cm" svg:y="1.424cm">
          <text:p text:style-name="P4"><text:span text:style-name="T1">Relationship Diagram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0.97cm" svg:height="0.953cm" svg:x="54.062cm" svg:y="17.592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3T00:40:56.059092755</meta:creation-date>
    <dc:date>2021-04-06T14:41:45.722462924</dc:date>
    <meta:editing-duration>PT10H52M39S</meta:editing-duration>
    <meta:editing-cycles>348</meta:editing-cycles>
    <meta:generator>LibreOffice/7.0.3.1$Linux_X86_64 LibreOffice_project/00$Build-1</meta:generator>
    <meta:document-statistic meta:object-count="342"/>
  </office:meta>
</office:document-meta>
</file>